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5.05pt"/>
    </style:style>
    <style:style style:name="co2" style:family="table-column">
      <style:table-column-properties fo:break-before="auto" style:column-width="175.69pt"/>
    </style:style>
    <style:style style:name="co3" style:family="table-column">
      <style:table-column-properties fo:break-before="auto" style:column-width="171.84pt"/>
    </style:style>
    <style:style style:name="co4" style:family="table-column">
      <style:table-column-properties fo:break-before="auto" style:column-width="201.8pt"/>
    </style:style>
    <style:style style:name="co5" style:family="table-column">
      <style:table-column-properties fo:break-before="auto" style:column-width="228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0% 100%" style:font-name="Arial" style:font-style-asian="normal" style:font-weight-complex="normal" style:font-weight-asian="normal" style:font-size-complex="12pt" style:font-size-asian="12pt" style:font-name-complex="Arial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Times New Roman" style:font-name-complex="Times New Roman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Arial" style:font-size-asian="12pt" style:font-size-complex="12pt" style:font-weight-asian="normal" style:font-weight-complex="normal" style:font-style-asian="normal" style:font-name="Arial"/>
    </style:style>
    <style:style style:name="T4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5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Arial" style:font-name-complex="Arial"/>
    </style:style>
    <style:style style:name="T6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2" office:value-type="string" calcext:value-type="string">
            <text:p>pap_cw</text:p>
          </table:table-cell>
          <table:table-cell table:style-name="ce2" office:value-type="string" calcext:value-type="string">
            <text:p>nl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scientific</text:p>
          </table:table-cell>
          <table:table-cell table:style-name="ce12" office:value-type="string" calcext:value-type="string">
            <text:p>image</text:p>
          </table:table-cell>
          <table:table-cell table:style-name="ce13" office:value-type="string" calcext:value-type="string">
            <text:p>License Command</text:p>
          </table:table-cell>
        </table:table-row>
        <table:table-row table:style-name="ro1">
          <table:table-cell office:value-type="string" calcext:value-type="string">
            <text:p>Biná rabu blanku</text:p>
          </table:table-cell>
          <table:table-cell office:value-type="string" calcext:value-type="string">
            <text:p>Witstaarthert</text:p>
          </table:table-cell>
          <table:table-cell office:value-type="string" calcext:value-type="string">
            <text:p>White-tailed deer</text:p>
          </table:table-cell>
          <table:table-cell office:value-type="string" calcext:value-type="string">
            <text:p>Odocoileus virginianus curassavicus</text:p>
          </table:table-cell>
          <table:table-cell office:value-type="string" calcext:value-type="string">
            <text:p>biná_rabu_blanku.jpg</text:p>
          </table:table-cell>
          <table:table-cell table:formula="of:=COM.MICROSOFT.CONCAT(&quot;./add-license.sh '&quot;;[.A2];&quot; (&quot;;[.D2];&quot;)' &quot;;[.E2])" office:value-type="string" office:string-value="./add-license.sh 'Biná rabu blanku (Odocoileus virginianus curassavicus)' biná_rabu_blanku.jpg" calcext:value-type="string">
            <text:p>./add-license.sh 'Biná rabu blanku (Odocoileus virginianus curassavicus)' biná_rabu_blanku.jpg</text:p>
          </table:table-cell>
        </table:table-row>
        <table:table-row table:style-name="ro1">
          <table:table-cell office:value-type="string" calcext:value-type="string">
            <text:p>Kaku</text:p>
          </table:table-cell>
          <table:table-cell office:value-type="string" calcext:value-type="string">
            <text:p>Boomanolis</text:p>
          </table:table-cell>
          <table:table-cell office:value-type="string" calcext:value-type="string">
            <text:p>Tree Anole</text:p>
          </table:table-cell>
          <table:table-cell office:value-type="string" calcext:value-type="string">
            <text:p>Anolis lineatus</text:p>
          </table:table-cell>
          <table:table-cell office:value-type="string" calcext:value-type="string">
            <text:p>kaku.jpg</text:p>
          </table:table-cell>
          <table:table-cell table:formula="of:=COM.MICROSOFT.CONCAT(&quot;./add-license.sh '&quot;;[.A3];&quot; (&quot;;[.D3];&quot;)' &quot;;[.E3])" office:value-type="string" office:string-value="./add-license.sh 'Kaku (Anolis lineatus)' kaku.jpg" calcext:value-type="string">
            <text:p>./add-license.sh 'Kaku (Anolis lineatus)' kaku.jpg</text:p>
          </table:table-cell>
        </table:table-row>
        <table:table-row table:style-name="ro1">
          <table:table-cell office:value-type="string" calcext:value-type="string">
            <text:p><text:span text:style-name="T1">Barbul</text:span><text:span text:style-name="T2">ètè Monarka</text:span></text:p>
          </table:table-cell>
          <table:table-cell office:value-type="string" calcext:value-type="string">
            <text:p>Monarchvlinder</text:p>
          </table:table-cell>
          <table:table-cell office:value-type="string" calcext:value-type="string">
            <text:p>Monarch butterfly</text:p>
          </table:table-cell>
          <table:table-cell office:value-type="string" calcext:value-type="string">
            <text:p>Danaus plexippus</text:p>
          </table:table-cell>
          <table:table-cell office:value-type="string" calcext:value-type="string">
            <text:p>barbulètè_monarka.jpg</text:p>
          </table:table-cell>
          <table:table-cell table:formula="of:=COM.MICROSOFT.CONCAT(&quot;./add-license.sh '&quot;;[.A4];&quot; (&quot;;[.D4];&quot;)' &quot;;[.E4])" office:value-type="string" office:string-value="./add-license.sh 'Barbulètè Monarka (Danaus plexippus)' barbulètè_monarka.jpg" calcext:value-type="string">
            <text:p>./add-license.sh 'Barbulètè Monarka (Danaus plexippus)' barbulètè_monarka.jpg</text:p>
          </table:table-cell>
        </table:table-row>
        <table:table-row table:style-name="ro1">
          <table:table-cell office:value-type="string" calcext:value-type="string">
            <text:p>Yeye</text:p>
          </table:table-cell>
          <table:table-cell table:number-columns-repeated="2" office:value-type="string" calcext:value-type="string">
            <text:p>Cicade</text:p>
          </table:table-cell>
          <table:table-cell office:value-type="string" calcext:value-type="string">
            <text:p>Cicadidae</text:p>
          </table:table-cell>
          <table:table-cell office:value-type="string" calcext:value-type="string">
            <text:p>yeye.jpg</text:p>
          </table:table-cell>
          <table:table-cell table:formula="of:=COM.MICROSOFT.CONCAT(&quot;./add-license.sh '&quot;;[.A5];&quot; (&quot;;[.D5];&quot;)' &quot;;[.E5])" office:value-type="string" office:string-value="./add-license.sh 'Yeye (Cicadidae)' yeye.jpg" calcext:value-type="string">
            <text:p>./add-license.sh 'Yeye (Cicadidae)' yeye.jpg</text:p>
          </table:table-cell>
        </table:table-row>
        <table:table-row table:style-name="ro1">
          <table:table-cell office:value-type="string" calcext:value-type="string">
            <text:p>Dalakochi</text:p>
          </table:table-cell>
          <table:table-cell office:value-type="string" calcext:value-type="string">
            <text:p>Sprinkhaan</text:p>
          </table:table-cell>
          <table:table-cell office:value-type="string" calcext:value-type="string">
            <text:p>grasshopper</text:p>
          </table:table-cell>
          <table:table-cell office:value-type="string" calcext:value-type="string">
            <text:p>Phylophillia spec.</text:p>
          </table:table-cell>
          <table:table-cell office:value-type="string" calcext:value-type="string">
            <text:p>dalakochi.jpg</text:p>
          </table:table-cell>
          <table:table-cell table:formula="of:=COM.MICROSOFT.CONCAT(&quot;./add-license.sh '&quot;;[.A6];&quot; (&quot;;[.D6];&quot;)' &quot;;[.E6])" office:value-type="string" office:string-value="./add-license.sh 'Dalakochi (Phylophillia spec.)' dalakochi.jpg" calcext:value-type="string">
            <text:p>./add-license.sh 'Dalakochi (Phylophillia spec.)' dalakochi.jpg</text:p>
          </table:table-cell>
        </table:table-row>
        <table:table-row table:style-name="ro1">
          <table:table-cell office:value-type="string" calcext:value-type="string">
            <text:p>Yeye/ Kabaitu di Diabel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Red Skimmer</text:p>
          </table:table-cell>
          <table:table-cell office:value-type="string" calcext:value-type="string">
            <text:p>Orthemis ferruginea</text:p>
          </table:table-cell>
          <table:table-cell office:value-type="string" calcext:value-type="string">
            <text:p>yeye_òf_kabaitu_di_diabel.jpg</text:p>
          </table:table-cell>
          <table:table-cell table:formula="of:=COM.MICROSOFT.CONCAT(&quot;./add-license.sh '&quot;;[.A7];&quot; (&quot;;[.D7];&quot;)' &quot;;[.E7])" office:value-type="string" office:string-value="./add-license.sh 'Yeye/ Kabaitu di Diabel (Orthemis ferruginea)' yeye_òf_kabaitu_di_diabel.jpg" calcext:value-type="string">
            <text:p>./add-license.sh 'Yeye/ Kabaitu di Diabel (Orthemis ferruginea)' yeye_òf_kabaitu_di_diabel.jpg</text:p>
          </table:table-cell>
        </table:table-row>
        <table:table-row table:style-name="ro1">
          <table:table-cell office:value-type="string" calcext:value-type="string">
            <text:p>Sapu, dori</text:p>
          </table:table-cell>
          <table:table-cell office:value-type="string" calcext:value-type="string">
            <text:p>Kikker</text:p>
          </table:table-cell>
          <table:table-cell office:value-type="string" calcext:value-type="string">
            <text:p>Four-eyed frog</text:p>
          </table:table-cell>
          <table:table-cell table:style-name="ce6" office:value-type="string" calcext:value-type="string">
            <text:p>Pleurodema brachyops</text:p>
          </table:table-cell>
          <table:table-cell office:value-type="string" calcext:value-type="string">
            <text:p>sapu_òf_dori.jpg</text:p>
          </table:table-cell>
          <table:table-cell table:formula="of:=COM.MICROSOFT.CONCAT(&quot;./add-license.sh '&quot;;[.A8];&quot; (&quot;;[.D8];&quot;)' &quot;;[.E8])" office:value-type="string" office:string-value="./add-license.sh 'Sapu, dori (Pleurodema brachyops)' sapu_òf_dori.jpg" calcext:value-type="string">
            <text:p>./add-license.sh 'Sapu, dori (Pleurodema brachyops)' sapu_òf_dori.jpg</text:p>
          </table:table-cell>
        </table:table-row>
        <table:table-row table:style-name="ro1">
          <table:table-cell office:value-type="string" calcext:value-type="string">
            <text:p>Kolebra di mispel</text:p>
          </table:table-cell>
          <table:table-cell office:value-type="string" calcext:value-type="string">
            <text:p>Mispelslang</text:p>
          </table:table-cell>
          <table:table-cell office:value-type="string" calcext:value-type="string">
            <text:p>Spectacled Teju</text:p>
          </table:table-cell>
          <table:table-cell office:value-type="string" calcext:value-type="string">
            <text:p>Gymnophthalmus lineatus</text:p>
          </table:table-cell>
          <table:table-cell office:value-type="string" calcext:value-type="string">
            <text:p>kolebra_di_mispel.jpg</text:p>
          </table:table-cell>
          <table:table-cell table:formula="of:=COM.MICROSOFT.CONCAT(&quot;./add-license.sh '&quot;;[.A9];&quot; (&quot;;[.D9];&quot;)' &quot;;[.E9])" office:value-type="string" office:string-value="./add-license.sh 'Kolebra di mispel (Gymnophthalmus lineatus)' kolebra_di_mispel.jpg" calcext:value-type="string">
            <text:p>./add-license.sh 'Kolebra di mispel (Gymnophthalmus lineatus)' kolebra_di_mispel.jpg</text:p>
          </table:table-cell>
        </table:table-row>
        <table:table-row table:style-name="ro1">
          <table:table-cell office:value-type="string" calcext:value-type="string">
            <text:p>Yuana</text:p>
          </table:table-cell>
          <table:table-cell office:value-type="string" calcext:value-type="string">
            <text:p>Groene leguaan</text:p>
          </table:table-cell>
          <table:table-cell office:value-type="string" calcext:value-type="string">
            <text:p>Green Iguana</text:p>
          </table:table-cell>
          <table:table-cell office:value-type="string" calcext:value-type="string">
            <text:p>Iguana Iguana</text:p>
          </table:table-cell>
          <table:table-cell office:value-type="string" calcext:value-type="string">
            <text:p>yuana.jpg</text:p>
          </table:table-cell>
          <table:table-cell table:formula="of:=COM.MICROSOFT.CONCAT(&quot;./add-license.sh '&quot;;[.A10];&quot; (&quot;;[.D10];&quot;)' &quot;;[.E10])" office:value-type="string" office:string-value="./add-license.sh 'Yuana (Iguana Iguana)' yuana.jpg" calcext:value-type="string">
            <text:p>./add-license.sh 'Yuana (Iguana Iguana)' yuana.jpg</text:p>
          </table:table-cell>
        </table:table-row>
        <table:table-row table:style-name="ro1">
          <table:table-cell office:value-type="string" calcext:value-type="string">
            <text:p>Lagadishi, Blousana, blòblò</text:p>
          </table:table-cell>
          <table:table-cell office:value-type="string" calcext:value-type="string">
            <text:p>Blauw-blauw</text:p>
          </table:table-cell>
          <table:table-cell office:value-type="string" calcext:value-type="string">
            <text:p>Whiptail lizard</text:p>
          </table:table-cell>
          <table:table-cell office:value-type="string" calcext:value-type="string">
            <text:p>Cnemidophorus murinus murinus</text:p>
          </table:table-cell>
          <table:table-cell office:value-type="string" calcext:value-type="string">
            <text:p>lagadishi_òf_blousana_òf_blòblò.jpg</text:p>
          </table:table-cell>
          <table:table-cell table:formula="of:=COM.MICROSOFT.CONCAT(&quot;./add-license.sh '&quot;;[.A11];&quot; (&quot;;[.D11];&quot;)' &quot;;[.E11])" office:value-type="string" office:string-value="./add-license.sh 'Lagadishi, Blousana, blòblò (Cnemidophorus murinus murinus)' lagadishi_òf_blousana_òf_blòblò.jpg" calcext:value-type="string">
            <text:p>./add-license.sh 'Lagadishi, Blousana, blòblò (Cnemidophorus murinus murinus)' lagadishi_òf_blousana_òf_blòblò.jpg</text:p>
          </table:table-cell>
        </table:table-row>
        <table:table-row table:style-name="ro1">
          <table:table-cell office:value-type="string" calcext:value-type="string">
            <text:p>Warawara</text:p>
          </table:table-cell>
          <table:table-cell office:value-type="string" calcext:value-type="string">
            <text:p>Kuifcaracara</text:p>
          </table:table-cell>
          <table:table-cell office:value-type="string" calcext:value-type="string">
            <text:p>Crested Caracara</text:p>
          </table:table-cell>
          <table:table-cell office:value-type="string" calcext:value-type="string">
            <text:p>Caracara plancus</text:p>
          </table:table-cell>
          <table:table-cell office:value-type="string" calcext:value-type="string">
            <text:p>warawara.jpg</text:p>
          </table:table-cell>
          <table:table-cell table:formula="of:=COM.MICROSOFT.CONCAT(&quot;./add-license.sh '&quot;;[.A12];&quot; (&quot;;[.D12];&quot;)' &quot;;[.E12])" office:value-type="string" office:string-value="./add-license.sh 'Warawara (Caracara plancus)' warawara.jpg" calcext:value-type="string">
            <text:p>./add-license.sh 'Warawara (Caracara plancus)' warawara.jpg</text:p>
          </table:table-cell>
        </table:table-row>
        <table:table-row table:style-name="ro1">
          <table:table-cell office:value-type="string" calcext:value-type="string">
            <text:p>Chuchubi</text:p>
          </table:table-cell>
          <table:table-cell office:value-type="string" calcext:value-type="string">
            <text:p>Caribische spotlijster</text:p>
          </table:table-cell>
          <table:table-cell office:value-type="string" calcext:value-type="string">
            <text:p>Tropical Mockingbird</text:p>
          </table:table-cell>
          <table:table-cell office:value-type="string" calcext:value-type="string">
            <text:p>Mimus gilvus</text:p>
          </table:table-cell>
          <table:table-cell office:value-type="string" calcext:value-type="string">
            <text:p>chuchubi.jpg</text:p>
          </table:table-cell>
          <table:table-cell table:formula="of:=COM.MICROSOFT.CONCAT(&quot;./add-license.sh '&quot;;[.A13];&quot; (&quot;;[.D13];&quot;)' &quot;;[.E13])" office:value-type="string" office:string-value="./add-license.sh 'Chuchubi (Mimus gilvus)' chuchubi.jpg" calcext:value-type="string">
            <text:p>./add-license.sh 'Chuchubi (Mimus gilvus)' chuchubi.jpg</text:p>
          </table:table-cell>
        </table:table-row>
        <table:table-row table:style-name="ro1">
          <table:table-cell office:value-type="string" calcext:value-type="string">
            <text:p>Barika hel</text:p>
          </table:table-cell>
          <table:table-cell office:value-type="string" calcext:value-type="string">
            <text:p>Suikerdiefje</text:p>
          </table:table-cell>
          <table:table-cell office:value-type="string" calcext:value-type="string">
            <text:p>Bananaquit</text:p>
          </table:table-cell>
          <table:table-cell office:value-type="string" calcext:value-type="string">
            <text:p>Coereba flaveola</text:p>
          </table:table-cell>
          <table:table-cell office:value-type="string" calcext:value-type="string">
            <text:p>barika_hel.jpg</text:p>
          </table:table-cell>
          <table:table-cell table:formula="of:=COM.MICROSOFT.CONCAT(&quot;./add-license.sh '&quot;;[.A14];&quot; (&quot;;[.D14];&quot;)' &quot;;[.E14])" office:value-type="string" office:string-value="./add-license.sh 'Barika hel (Coereba flaveola)' barika_hel.jpg" calcext:value-type="string">
            <text:p>./add-license.sh 'Barika hel (Coereba flaveola)' barika_hel.jpg</text:p>
          </table:table-cell>
        </table:table-row>
        <table:table-row table:style-name="ro1">
          <table:table-cell office:value-type="string" calcext:value-type="string">
            <text:p>Prikichi</text:p>
          </table:table-cell>
          <table:table-cell office:value-type="string" calcext:value-type="string">
            <text:p>Maisparkiet</text:p>
          </table:table-cell>
          <table:table-cell office:value-type="string" calcext:value-type="string">
            <text:p>Brown-throated parakeet</text:p>
          </table:table-cell>
          <table:table-cell office:value-type="string" calcext:value-type="string">
            <text:p>Eupsittula pertinax pertinax</text:p>
          </table:table-cell>
          <table:table-cell office:value-type="string" calcext:value-type="string">
            <text:p>prikichi.jpg</text:p>
          </table:table-cell>
          <table:table-cell table:formula="of:=COM.MICROSOFT.CONCAT(&quot;./add-license.sh '&quot;;[.A15];&quot; (&quot;;[.D15];&quot;)' &quot;;[.E15])" office:value-type="string" office:string-value="./add-license.sh 'Prikichi (Eupsittula pertinax pertinax)' prikichi.jpg" calcext:value-type="string">
            <text:p>./add-license.sh 'Prikichi (Eupsittula pertinax pertinax)' prikichi.jpg</text:p>
          </table:table-cell>
        </table:table-row>
        <table:table-row table:style-name="ro1">
          <table:table-cell office:value-type="string" calcext:value-type="string">
            <text:p>Totolika</text:p>
          </table:table-cell>
          <table:table-cell office:value-type="string" calcext:value-type="string">
            <text:p>Musduifje</text:p>
          </table:table-cell>
          <table:table-cell office:value-type="string" calcext:value-type="string">
            <text:p>Common ground dove</text:p>
          </table:table-cell>
          <table:table-cell office:value-type="string" calcext:value-type="string">
            <text:p>Columbina passerina</text:p>
          </table:table-cell>
          <table:table-cell office:value-type="string" calcext:value-type="string">
            <text:p>totolika.jpg</text:p>
          </table:table-cell>
          <table:table-cell table:formula="of:=COM.MICROSOFT.CONCAT(&quot;./add-license.sh '&quot;;[.A16];&quot; (&quot;;[.D16];&quot;)' &quot;;[.E16])" office:value-type="string" office:string-value="./add-license.sh 'Totolika (Columbina passerina)' totolika.jpg" calcext:value-type="string">
            <text:p>./add-license.sh 'Totolika (Columbina passerina)' totolika.jpg</text:p>
          </table:table-cell>
        </table:table-row>
        <table:table-row table:style-name="ro1">
          <table:table-cell office:value-type="string" calcext:value-type="string">
            <text:p>Ganshi</text:p>
          </table:table-cell>
          <table:table-cell office:value-type="string" calcext:value-type="string">
            <text:p>Bruine pelikaan</text:p>
          </table:table-cell>
          <table:table-cell office:value-type="string" calcext:value-type="string">
            <text:p>Brown Pelican</text:p>
          </table:table-cell>
          <table:table-cell office:value-type="string" calcext:value-type="string">
            <text:p>Pelecanus occidentalis</text:p>
          </table:table-cell>
          <table:table-cell office:value-type="string" calcext:value-type="string">
            <text:p>ganshi.jpg</text:p>
          </table:table-cell>
          <table:table-cell table:formula="of:=COM.MICROSOFT.CONCAT(&quot;./add-license.sh '&quot;;[.A17];&quot; (&quot;;[.D17];&quot;)' &quot;;[.E17])" office:value-type="string" office:string-value="./add-license.sh 'Ganshi (Pelecanus occidentalis)' ganshi.jpg" calcext:value-type="string">
            <text:p>./add-license.sh 'Ganshi (Pelecanus occidentalis)' ganshi.jpg</text:p>
          </table:table-cell>
        </table:table-row>
        <table:table-row table:style-name="ro1">
          <table:table-cell office:value-type="string" calcext:value-type="string">
            <text:p>Kinikini</text:p>
          </table:table-cell>
          <table:table-cell office:value-type="string" calcext:value-type="string">
            <text:p>Amerikaanse torenvalk</text:p>
          </table:table-cell>
          <table:table-cell office:value-type="string" calcext:value-type="string">
            <text:p>American kestrel</text:p>
          </table:table-cell>
          <table:table-cell office:value-type="string" calcext:value-type="string">
            <text:p>Falco sparverius</text:p>
          </table:table-cell>
          <table:table-cell office:value-type="string" calcext:value-type="string">
            <text:p>kinikini.jpg</text:p>
          </table:table-cell>
          <table:table-cell table:formula="of:=COM.MICROSOFT.CONCAT(&quot;./add-license.sh '&quot;;[.A18];&quot; (&quot;;[.D18];&quot;)' &quot;;[.E18])" office:value-type="string" office:string-value="./add-license.sh 'Kinikini (Falco sparverius)' kinikini.jpg" calcext:value-type="string">
            <text:p>./add-license.sh 'Kinikini (Falco sparverius)' kinikini.jpg</text:p>
          </table:table-cell>
        </table:table-row>
        <table:table-row table:style-name="ro1">
          <table:table-cell office:value-type="string" calcext:value-type="string">
            <text:p>Trupial</text:p>
          </table:table-cell>
          <table:table-cell office:value-type="string" calcext:value-type="string">
            <text:p>Oranje troepiaal</text:p>
          </table:table-cell>
          <table:table-cell office:value-type="string" calcext:value-type="string">
            <text:p>Troupial</text:p>
          </table:table-cell>
          <table:table-cell office:value-type="string" calcext:value-type="string">
            <text:p>Icterus icterus</text:p>
          </table:table-cell>
          <table:table-cell office:value-type="string" calcext:value-type="string">
            <text:p>trupial.jpg</text:p>
          </table:table-cell>
          <table:table-cell table:formula="of:=COM.MICROSOFT.CONCAT(&quot;./add-license.sh '&quot;;[.A19];&quot; (&quot;;[.D19];&quot;)' &quot;;[.E19])" office:value-type="string" office:string-value="./add-license.sh 'Trupial (Icterus icterus)' trupial.jpg" calcext:value-type="string">
            <text:p>./add-license.sh 'Trupial (Icterus icterus)' trupial.jpg</text:p>
          </table:table-cell>
        </table:table-row>
        <table:table-row table:style-name="ro1">
          <table:table-cell office:value-type="string" calcext:value-type="string">
            <text:p>Ala blanka</text:p>
          </table:table-cell>
          <table:table-cell office:value-type="string" calcext:value-type="string">
            <text:p>Naaktoogduif</text:p>
          </table:table-cell>
          <table:table-cell office:value-type="string" calcext:value-type="string">
            <text:p>Bare-eyed Pigeon</text:p>
          </table:table-cell>
          <table:table-cell office:value-type="string" calcext:value-type="string">
            <text:p>Patagioenas corensis</text:p>
          </table:table-cell>
          <table:table-cell office:value-type="string" calcext:value-type="string">
            <text:p>ala_blanka.jpg</text:p>
          </table:table-cell>
          <table:table-cell table:formula="of:=COM.MICROSOFT.CONCAT(&quot;./add-license.sh '&quot;;[.A20];&quot; (&quot;;[.D20];&quot;)' &quot;;[.E20])" office:value-type="string" office:string-value="./add-license.sh 'Ala blanka (Patagioenas corensis)' ala_blanka.jpg" calcext:value-type="string">
            <text:p>./add-license.sh 'Ala blanka (Patagioenas corensis)' ala_blanka.jpg</text:p>
          </table:table-cell>
        </table:table-row>
        <table:table-row table:style-name="ro1">
          <table:table-cell office:value-type="string" calcext:value-type="string">
            <text:p>Gabilán piskadó</text:p>
          </table:table-cell>
          <table:table-cell office:value-type="string" calcext:value-type="string">
            <text:p>Visarend</text:p>
          </table:table-cell>
          <table:table-cell office:value-type="string" calcext:value-type="string">
            <text:p>Osprey</text:p>
          </table:table-cell>
          <table:table-cell office:value-type="string" calcext:value-type="string">
            <text:p>Pandion haliaetus</text:p>
          </table:table-cell>
          <table:table-cell office:value-type="string" calcext:value-type="string">
            <text:p>gabilán_piskadó.jpg</text:p>
          </table:table-cell>
          <table:table-cell table:formula="of:=COM.MICROSOFT.CONCAT(&quot;./add-license.sh '&quot;;[.A21];&quot; (&quot;;[.D21];&quot;)' &quot;;[.E21])" office:value-type="string" office:string-value="./add-license.sh 'Gabilán piskadó (Pandion haliaetus)' gabilán_piskadó.jpg" calcext:value-type="string">
            <text:p>./add-license.sh 'Gabilán piskadó (Pandion haliaetus)' gabilán_piskadó.jpg</text:p>
          </table:table-cell>
        </table:table-row>
        <table:table-row table:style-name="ro1">
          <table:table-cell office:value-type="string" calcext:value-type="string">
            <text:p>Palabrua</text:p>
          </table:table-cell>
          <table:table-cell office:value-type="string" calcext:value-type="string">
            <text:p>Kerkuil</text:p>
          </table:table-cell>
          <table:table-cell office:value-type="string" calcext:value-type="string">
            <text:p>Barnowl</text:p>
          </table:table-cell>
          <table:table-cell office:value-type="string" calcext:value-type="string">
            <text:p>Tyto alba bargei</text:p>
          </table:table-cell>
          <table:table-cell office:value-type="string" calcext:value-type="string">
            <text:p>palabrua.jpg</text:p>
          </table:table-cell>
          <table:table-cell table:formula="of:=COM.MICROSOFT.CONCAT(&quot;./add-license.sh '&quot;;[.A22];&quot; (&quot;;[.D22];&quot;)' &quot;;[.E22])" office:value-type="string" office:string-value="./add-license.sh 'Palabrua (Tyto alba bargei)' palabrua.jpg" calcext:value-type="string">
            <text:p>./add-license.sh 'Palabrua (Tyto alba bargei)' palabrua.jpg</text:p>
          </table:table-cell>
        </table:table-row>
        <table:table-row table:style-name="ro1">
          <table:table-cell office:value-type="string" calcext:value-type="string">
            <text:p>Mòfi</text:p>
          </table:table-cell>
          <table:table-cell office:value-type="string" calcext:value-type="string">
            <text:p>Maskergrondvink</text:p>
          </table:table-cell>
          <table:table-cell office:value-type="string" calcext:value-type="string">
            <text:p>Black-faced grassquit</text:p>
          </table:table-cell>
          <table:table-cell office:value-type="string" calcext:value-type="string">
            <text:p>Tiaris bicolor</text:p>
          </table:table-cell>
          <table:table-cell office:value-type="string" calcext:value-type="string">
            <text:p>mòfi01.jpg</text:p>
          </table:table-cell>
          <table:table-cell table:formula="of:=COM.MICROSOFT.CONCAT(&quot;./add-license.sh '&quot;;[.A23];&quot; (&quot;;[.D23];&quot;)' &quot;;[.E23])" office:value-type="string" office:string-value="./add-license.sh 'Mòfi (Tiaris bicolor)' mòfi01.jpg" calcext:value-type="string">
            <text:p>./add-license.sh 'Mòfi (Tiaris bicolor)' mòfi01.jpg</text:p>
          </table:table-cell>
        </table:table-row>
        <table:table-row table:style-name="ro1">
          <table:table-cell office:value-type="string" calcext:value-type="string">
            <text:p>Kokolishi kalakun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erion uva</text:p>
          </table:table-cell>
          <table:table-cell office:value-type="string" calcext:value-type="string">
            <text:p>kokolishi_kalakuna.jpg</text:p>
          </table:table-cell>
          <table:table-cell table:formula="of:=COM.MICROSOFT.CONCAT(&quot;./add-license.sh '&quot;;[.A24];&quot; (&quot;;[.D24];&quot;)' &quot;;[.E24])" office:value-type="string" office:string-value="./add-license.sh 'Kokolishi kalakuna (Cerion uva)' kokolishi_kalakuna.jpg" calcext:value-type="string">
            <text:p>./add-license.sh 'Kokolishi kalakuna (Cerion uva)' kokolishi_kalakuna.jpg</text:p>
          </table:table-cell>
        </table:table-row>
        <table:table-row table:style-name="ro1">
          <table:table-cell office:value-type="string" calcext:value-type="string">
            <text:p>Karkó</text:p>
          </table:table-cell>
          <table:table-cell office:value-type="string" calcext:value-type="string">
            <text:p>Roze vleugelhoorn</text:p>
          </table:table-cell>
          <table:table-cell office:value-type="string" calcext:value-type="string">
            <text:p>Queen conch</text:p>
          </table:table-cell>
          <table:table-cell table:style-name="ce6" office:value-type="string" calcext:value-type="string">
            <text:p>Aliger gigas</text:p>
          </table:table-cell>
          <table:table-cell office:value-type="string" calcext:value-type="string">
            <text:p>karkó.jpg</text:p>
          </table:table-cell>
          <table:table-cell table:formula="of:=COM.MICROSOFT.CONCAT(&quot;./add-license.sh '&quot;;[.A25];&quot; (&quot;;[.D25];&quot;)' &quot;;[.E25])" office:value-type="string" office:string-value="./add-license.sh 'Karkó (Aliger gigas)' karkó.jpg" calcext:value-type="string">
            <text:p>./add-license.sh 'Karkó (Aliger gigas)' karkó.jpg</text:p>
          </table:table-cell>
        </table:table-row>
        <table:table-row table:style-name="ro1">
          <table:table-cell office:value-type="string" calcext:value-type="string">
            <text:p>Kiwa</text:p>
          </table:table-cell>
          <table:table-cell/>
          <table:table-cell office:value-type="string" calcext:value-type="string">
            <text:p>Magpie shell</text:p>
          </table:table-cell>
          <table:table-cell office:value-type="string" calcext:value-type="string">
            <text:p>Cittarium pica</text:p>
          </table:table-cell>
          <table:table-cell office:value-type="string" calcext:value-type="string">
            <text:p>kiwa.jpg</text:p>
          </table:table-cell>
          <table:table-cell table:formula="of:=COM.MICROSOFT.CONCAT(&quot;./add-license.sh '&quot;;[.A26];&quot; (&quot;;[.D26];&quot;)' &quot;;[.E26])" office:value-type="string" office:string-value="./add-license.sh 'Kiwa (Cittarium pica)' kiwa.jpg" calcext:value-type="string">
            <text:p>./add-license.sh 'Kiwa (Cittarium pica)' kiwa.jpg</text:p>
          </table:table-cell>
        </table:table-row>
        <table:table-row table:style-name="ro1">
          <table:table-cell office:value-type="string" calcext:value-type="string">
            <text:p>Sloké</text:p>
          </table:table-cell>
          <table:table-cell office:value-type="string" calcext:value-type="string">
            <text:p>Kuifkwartel</text:p>
          </table:table-cell>
          <table:table-cell office:value-type="string" calcext:value-type="string">
            <text:p>Crested bobwhite</text:p>
          </table:table-cell>
          <table:table-cell office:value-type="string" calcext:value-type="string">
            <text:p>Colinus cristatus</text:p>
          </table:table-cell>
          <table:table-cell office:value-type="string" calcext:value-type="string">
            <text:p>sloké.jpg</text:p>
          </table:table-cell>
          <table:table-cell table:formula="of:=COM.MICROSOFT.CONCAT(&quot;./add-license.sh '&quot;;[.A27];&quot; (&quot;;[.D27];&quot;)' &quot;;[.E27])" office:value-type="string" office:string-value="./add-license.sh 'Sloké (Colinus cristatus)' sloké.jpg" calcext:value-type="string">
            <text:p>./add-license.sh 'Sloké (Colinus cristatus)' sloké.jpg</text:p>
          </table:table-cell>
        </table:table-row>
        <table:table-row table:style-name="ro1">
          <table:table-cell office:value-type="string" calcext:value-type="string">
            <text:p>Patu pidjidji barika pretu</text:p>
          </table:table-cell>
          <table:table-cell office:value-type="string" calcext:value-type="string">
            <text:p>Zwartbuikfluiteend</text:p>
          </table:table-cell>
          <table:table-cell office:value-type="string" calcext:value-type="string">
            <text:p>Black-bellied whistling duck</text:p>
          </table:table-cell>
          <table:table-cell office:value-type="string" calcext:value-type="string">
            <text:p>Dendrocygna autumnalis</text:p>
          </table:table-cell>
          <table:table-cell office:value-type="string" calcext:value-type="string">
            <text:p>patu_pidjidji_barika_pretu.jpg</text:p>
          </table:table-cell>
          <table:table-cell table:formula="of:=COM.MICROSOFT.CONCAT(&quot;./add-license.sh '&quot;;[.A28];&quot; (&quot;;[.D28];&quot;)' &quot;;[.E28])" office:value-type="string" office:string-value="./add-license.sh 'Patu pidjidji barika pretu (Dendrocygna autumnalis)' patu_pidjidji_barika_pretu.jpg" calcext:value-type="string">
            <text:p>./add-license.sh 'Patu pidjidji barika pretu (Dendrocygna autumnalis)' patu_pidjidji_barika_pretu.jpg</text:p>
          </table:table-cell>
        </table:table-row>
        <table:table-row table:style-name="ro1">
          <table:table-cell office:value-type="string" calcext:value-type="string">
            <text:p>Patu morèkè</text:p>
          </table:table-cell>
          <table:table-cell office:value-type="string" calcext:value-type="string">
            <text:p>Blauwvleugeltaling</text:p>
          </table:table-cell>
          <table:table-cell office:value-type="string" calcext:value-type="string">
            <text:p>Blue-winged teal</text:p>
          </table:table-cell>
          <table:table-cell office:value-type="string" calcext:value-type="string">
            <text:p>Anas dicors</text:p>
          </table:table-cell>
          <table:table-cell office:value-type="string" calcext:value-type="string">
            <text:p>patu_morèkè.jpg</text:p>
          </table:table-cell>
          <table:table-cell table:formula="of:=COM.MICROSOFT.CONCAT(&quot;./add-license.sh '&quot;;[.A29];&quot; (&quot;;[.D29];&quot;)' &quot;;[.E29])" office:value-type="string" office:string-value="./add-license.sh 'Patu morèkè (Anas dicors)' patu_morèkè.jpg" calcext:value-type="string">
            <text:p>./add-license.sh 'Patu morèkè (Anas dicors)' patu_morèkè.jpg</text:p>
          </table:table-cell>
        </table:table-row>
        <table:table-row table:style-name="ro1">
          <table:table-cell office:value-type="string" calcext:value-type="string">
            <text:p>Patu di aña</text:p>
          </table:table-cell>
          <table:table-cell office:value-type="string" calcext:value-type="string">
            <text:p>Bahamapijlstaarteend</text:p>
          </table:table-cell>
          <table:table-cell office:value-type="string" calcext:value-type="string">
            <text:p>White-cheeked pintail</text:p>
          </table:table-cell>
          <table:table-cell office:value-type="string" calcext:value-type="string">
            <text:p>Anas bahamensis</text:p>
          </table:table-cell>
          <table:table-cell office:value-type="string" calcext:value-type="string">
            <text:p>patu_di_aña.jpg</text:p>
          </table:table-cell>
          <table:table-cell table:formula="of:=COM.MICROSOFT.CONCAT(&quot;./add-license.sh '&quot;;[.A30];&quot; (&quot;;[.D30];&quot;)' &quot;;[.E30])" office:value-type="string" office:string-value="./add-license.sh 'Patu di aña (Anas bahamensis)' patu_di_aña.jpg" calcext:value-type="string">
            <text:p>./add-license.sh 'Patu di aña (Anas bahamensis)' patu_di_aña.jpg</text:p>
          </table:table-cell>
        </table:table-row>
        <table:table-row table:style-name="ro1">
          <table:table-cell office:value-type="string" calcext:value-type="string">
            <text:p>flamingo</text:p>
          </table:table-cell>
          <table:table-cell office:value-type="string" calcext:value-type="string">
            <text:p>Rode flamingo</text:p>
          </table:table-cell>
          <table:table-cell office:value-type="string" calcext:value-type="string">
            <text:p>American flamingo</text:p>
          </table:table-cell>
          <table:table-cell office:value-type="string" calcext:value-type="string">
            <text:p>Phoenicopterus ruber</text:p>
          </table:table-cell>
          <table:table-cell office:value-type="string" calcext:value-type="string">
            <text:p>flamingo.jpg</text:p>
          </table:table-cell>
          <table:table-cell table:formula="of:=COM.MICROSOFT.CONCAT(&quot;./add-license.sh '&quot;;[.A31];&quot; (&quot;;[.D31];&quot;)' &quot;;[.E31])" office:value-type="string" office:string-value="./add-license.sh 'flamingo (Phoenicopterus ruber)' flamingo.jpg" calcext:value-type="string">
            <text:p>./add-license.sh 'flamingo (Phoenicopterus ruber)' flamingo.jpg</text:p>
          </table:table-cell>
        </table:table-row>
        <table:table-row table:style-name="ro1">
          <table:table-cell office:value-type="string" calcext:value-type="string">
            <text:p>Skèrchi, Makuaku</text:p>
          </table:table-cell>
          <table:table-cell office:value-type="string" calcext:value-type="string">
            <text:p>Amerikaanse fregatvogel</text:p>
          </table:table-cell>
          <table:table-cell office:value-type="string" calcext:value-type="string">
            <text:p>Magnificent frigatebird</text:p>
          </table:table-cell>
          <table:table-cell office:value-type="string" calcext:value-type="string">
            <text:p>Fregata magnificens</text:p>
          </table:table-cell>
          <table:table-cell office:value-type="string" calcext:value-type="string">
            <text:p>skèrchi_òf_makuaku.jpg</text:p>
          </table:table-cell>
          <table:table-cell table:formula="of:=COM.MICROSOFT.CONCAT(&quot;./add-license.sh '&quot;;[.A32];&quot; (&quot;;[.D32];&quot;)' &quot;;[.E32])" office:value-type="string" office:string-value="./add-license.sh 'Skèrchi, Makuaku (Fregata magnificens)' skèrchi_òf_makuaku.jpg" calcext:value-type="string">
            <text:p>./add-license.sh 'Skèrchi, Makuaku (Fregata magnificens)' skèrchi_òf_makuaku.jpg</text:p>
          </table:table-cell>
        </table:table-row>
        <table:table-row table:style-name="ro1">
          <table:table-cell office:value-type="string" calcext:value-type="string">
            <text:p>Galiña di awa</text:p>
          </table:table-cell>
          <table:table-cell office:value-type="string" calcext:value-type="string">
            <text:p>Groene reiger</text:p>
          </table:table-cell>
          <table:table-cell office:value-type="string" calcext:value-type="string">
            <text:p>Green Heron</text:p>
          </table:table-cell>
          <table:table-cell office:value-type="string" calcext:value-type="string">
            <text:p>Butorides virescens</text:p>
          </table:table-cell>
          <table:table-cell office:value-type="string" calcext:value-type="string">
            <text:p>galiña_di_awa.jpg</text:p>
          </table:table-cell>
          <table:table-cell table:formula="of:=COM.MICROSOFT.CONCAT(&quot;./add-license.sh '&quot;;[.A33];&quot; (&quot;;[.D33];&quot;)' &quot;;[.E33])" office:value-type="string" office:string-value="./add-license.sh 'Galiña di awa (Butorides virescens)' galiña_di_awa.jpg" calcext:value-type="string">
            <text:p>./add-license.sh 'Galiña di awa (Butorides virescens)' galiña_di_awa.jpg</text:p>
          </table:table-cell>
        </table:table-row>
        <table:table-row table:style-name="ro1">
          <table:table-cell office:value-type="string" calcext:value-type="string">
            <text:p>Garsa blou grandi</text:p>
          </table:table-cell>
          <table:table-cell office:value-type="string" calcext:value-type="string">
            <text:p>Amerikaanse blauwe reiger</text:p>
          </table:table-cell>
          <table:table-cell office:value-type="string" calcext:value-type="string">
            <text:p>Great Blue Heron</text:p>
          </table:table-cell>
          <table:table-cell office:value-type="string" calcext:value-type="string">
            <text:p>Ardea herodias</text:p>
          </table:table-cell>
          <table:table-cell office:value-type="string" calcext:value-type="string">
            <text:p>garsa_blou_grandi.jpg</text:p>
          </table:table-cell>
          <table:table-cell table:formula="of:=COM.MICROSOFT.CONCAT(&quot;./add-license.sh '&quot;;[.A34];&quot; (&quot;;[.D34];&quot;)' &quot;;[.E34])" office:value-type="string" office:string-value="./add-license.sh 'Garsa blou grandi (Ardea herodias)' garsa_blou_grandi.jpg" calcext:value-type="string">
            <text:p>./add-license.sh 'Garsa blou grandi (Ardea herodias)' garsa_blou_grandi.jpg</text:p>
          </table:table-cell>
        </table:table-row>
        <table:table-row table:style-name="ro1">
          <table:table-cell office:value-type="string" calcext:value-type="string">
            <text:p>Garabèt di baka</text:p>
          </table:table-cell>
          <table:table-cell office:value-type="string" calcext:value-type="string">
            <text:p>Koereiger</text:p>
          </table:table-cell>
          <table:table-cell office:value-type="string" calcext:value-type="string">
            <text:p>Cattle Egret</text:p>
          </table:table-cell>
          <table:table-cell office:value-type="string" calcext:value-type="string">
            <text:p>Bubulcus ibis</text:p>
          </table:table-cell>
          <table:table-cell office:value-type="string" calcext:value-type="string">
            <text:p>garabèt_di_baka.jpg</text:p>
          </table:table-cell>
          <table:table-cell table:formula="of:=COM.MICROSOFT.CONCAT(&quot;./add-license.sh '&quot;;[.A35];&quot; (&quot;;[.D35];&quot;)' &quot;;[.E35])" office:value-type="string" office:string-value="./add-license.sh 'Garabèt di baka (Bubulcus ibis)' garabèt_di_baka.jpg" calcext:value-type="string">
            <text:p>./add-license.sh 'Garabèt di baka (Bubulcus ibis)' garabèt_di_baka.jpg</text:p>
          </table:table-cell>
        </table:table-row>
        <table:table-row table:style-name="ro1">
          <table:table-cell office:value-type="string" calcext:value-type="string">
            <text:p>Garsa blanku chikí</text:p>
          </table:table-cell>
          <table:table-cell office:value-type="string" calcext:value-type="string">
            <text:p>Amerikaanse kleine zilverreiger</text:p>
          </table:table-cell>
          <table:table-cell office:value-type="string" calcext:value-type="string">
            <text:p>Snowy egret</text:p>
          </table:table-cell>
          <table:table-cell office:value-type="string" calcext:value-type="string">
            <text:p>Egretta thula</text:p>
          </table:table-cell>
          <table:table-cell office:value-type="string" calcext:value-type="string">
            <text:p>garsa_blanku_chikí.jpg</text:p>
          </table:table-cell>
          <table:table-cell table:formula="of:=COM.MICROSOFT.CONCAT(&quot;./add-license.sh '&quot;;[.A36];&quot; (&quot;;[.D36];&quot;)' &quot;;[.E36])" office:value-type="string" office:string-value="./add-license.sh 'Garsa blanku chikí (Egretta thula)' garsa_blanku_chikí.jpg" calcext:value-type="string">
            <text:p>./add-license.sh 'Garsa blanku chikí (Egretta thula)' garsa_blanku_chikí.jpg</text:p>
          </table:table-cell>
        </table:table-row>
        <table:table-row table:style-name="ro1">
          <table:table-cell office:value-type="string" calcext:value-type="string">
            <text:p>Garsa blanku grandi</text:p>
          </table:table-cell>
          <table:table-cell office:value-type="string" calcext:value-type="string">
            <text:p>Grote zilverreiger</text:p>
          </table:table-cell>
          <table:table-cell office:value-type="string" calcext:value-type="string">
            <text:p>Great Egret</text:p>
          </table:table-cell>
          <table:table-cell office:value-type="string" calcext:value-type="string">
            <text:p>Ardea alba</text:p>
          </table:table-cell>
          <table:table-cell office:value-type="string" calcext:value-type="string">
            <text:p>garsa_blanku_grandi.jpg</text:p>
          </table:table-cell>
          <table:table-cell table:formula="of:=COM.MICROSOFT.CONCAT(&quot;./add-license.sh '&quot;;[.A37];&quot; (&quot;;[.D37];&quot;)' &quot;;[.E37])" office:value-type="string" office:string-value="./add-license.sh 'Garsa blanku grandi (Ardea alba)' garsa_blanku_grandi.jpg" calcext:value-type="string">
            <text:p>./add-license.sh 'Garsa blanku grandi (Ardea alba)' garsa_blanku_grandi.jpg</text:p>
          </table:table-cell>
        </table:table-row>
        <table:table-row table:style-name="ro1">
          <table:table-cell office:value-type="string" calcext:value-type="string">
            <text:p>Garsa barika blanku</text:p>
          </table:table-cell>
          <table:table-cell office:value-type="string" calcext:value-type="string">
            <text:p>Witbuikreiger</text:p>
          </table:table-cell>
          <table:table-cell office:value-type="string" calcext:value-type="string">
            <text:p>Tricolored Heron</text:p>
          </table:table-cell>
          <table:table-cell office:value-type="string" calcext:value-type="string">
            <text:p>Egretta tricolor</text:p>
          </table:table-cell>
          <table:table-cell office:value-type="string" calcext:value-type="string">
            <text:p>garsa_barika_blanku.jpg</text:p>
          </table:table-cell>
          <table:table-cell table:formula="of:=COM.MICROSOFT.CONCAT(&quot;./add-license.sh '&quot;;[.A38];&quot; (&quot;;[.D38];&quot;)' &quot;;[.E38])" office:value-type="string" office:string-value="./add-license.sh 'Garsa barika blanku (Egretta tricolor)' garsa_barika_blanku.jpg" calcext:value-type="string">
            <text:p>./add-license.sh 'Garsa barika blanku (Egretta tricolor)' garsa_barika_blanku.jpg</text:p>
          </table:table-cell>
        </table:table-row>
        <table:table-row table:style-name="ro1">
          <table:table-cell office:value-type="string" calcext:value-type="string">
            <text:p>Krabèchi</text:p>
          </table:table-cell>
          <table:table-cell office:value-type="string" calcext:value-type="string">
            <text:p>Geelkruinkwak</text:p>
          </table:table-cell>
          <table:table-cell office:value-type="string" calcext:value-type="string">
            <text:p>Yellow-crowned Night Heron</text:p>
          </table:table-cell>
          <table:table-cell office:value-type="string" calcext:value-type="string">
            <text:p>Nyctinassa violaceus</text:p>
          </table:table-cell>
          <table:table-cell office:value-type="string" calcext:value-type="string">
            <text:p>krabèchi.jpg</text:p>
          </table:table-cell>
          <table:table-cell table:formula="of:=COM.MICROSOFT.CONCAT(&quot;./add-license.sh '&quot;;[.A39];&quot; (&quot;;[.D39];&quot;)' &quot;;[.E39])" office:value-type="string" office:string-value="./add-license.sh 'Krabèchi (Nyctinassa violaceus)' krabèchi.jpg" calcext:value-type="string">
            <text:p>./add-license.sh 'Krabèchi (Nyctinassa violaceus)' krabèchi.jpg</text:p>
          </table:table-cell>
        </table:table-row>
        <table:table-row table:style-name="ro1">
          <table:table-cell office:value-type="string" calcext:value-type="string">
            <text:p>Partawela</text:p>
          </table:table-cell>
          <table:table-cell office:value-type="string" calcext:value-type="string">
            <text:p>Witstaartbuizerd</text:p>
          </table:table-cell>
          <table:table-cell office:value-type="string" calcext:value-type="string">
            <text:p>White-tailed hawk</text:p>
          </table:table-cell>
          <table:table-cell office:value-type="string" calcext:value-type="string">
            <text:p>Geranoaetus albicaudatus</text:p>
          </table:table-cell>
          <table:table-cell office:value-type="string" calcext:value-type="string">
            <text:p>partawela.jpg</text:p>
          </table:table-cell>
          <table:table-cell table:formula="of:=COM.MICROSOFT.CONCAT(&quot;./add-license.sh '&quot;;[.A40];&quot; (&quot;;[.D40];&quot;)' &quot;;[.E40])" office:value-type="string" office:string-value="./add-license.sh 'Partawela (Geranoaetus albicaudatus)' partawela.jpg" calcext:value-type="string">
            <text:p>./add-license.sh 'Partawela (Geranoaetus albicaudatus)' partawela.jpg</text:p>
          </table:table-cell>
        </table:table-row>
        <table:table-row table:style-name="ro1">
          <table:table-cell office:value-type="string" calcext:value-type="string">
            <text:p>Falki peregrino</text:p>
          </table:table-cell>
          <table:table-cell office:value-type="string" calcext:value-type="string">
            <text:p>Slechtvalk</text:p>
          </table:table-cell>
          <table:table-cell office:value-type="string" calcext:value-type="string">
            <text:p>Peregrine falcon</text:p>
          </table:table-cell>
          <table:table-cell office:value-type="string" calcext:value-type="string">
            <text:p>Falco peregrinus</text:p>
          </table:table-cell>
          <table:table-cell office:value-type="string" calcext:value-type="string">
            <text:p>falki_peregrino.jpg</text:p>
          </table:table-cell>
          <table:table-cell table:formula="of:=COM.MICROSOFT.CONCAT(&quot;./add-license.sh '&quot;;[.A41];&quot; (&quot;;[.D41];&quot;)' &quot;;[.E41])" office:value-type="string" office:string-value="./add-license.sh 'Falki peregrino (Falco peregrinus)' falki_peregrino.jpg" calcext:value-type="string">
            <text:p>./add-license.sh 'Falki peregrino (Falco peregrinus)' falki_peregrino.jpg</text:p>
          </table:table-cell>
        </table:table-row>
        <table:table-row table:style-name="ro1">
          <table:table-cell office:value-type="string" calcext:value-type="string">
            <text:p>Patu pik kòrá</text:p>
          </table:table-cell>
          <table:table-cell office:value-type="string" calcext:value-type="string">
            <text:p>Amerikaanse waterhoen</text:p>
          </table:table-cell>
          <table:table-cell office:value-type="string" calcext:value-type="string">
            <text:p>Common gallinule</text:p>
          </table:table-cell>
          <table:table-cell office:value-type="string" calcext:value-type="string">
            <text:p>Gallinula galeata</text:p>
          </table:table-cell>
          <table:table-cell office:value-type="string" calcext:value-type="string">
            <text:p>patu_pik_kòrá.jpg</text:p>
          </table:table-cell>
          <table:table-cell table:formula="of:=COM.MICROSOFT.CONCAT(&quot;./add-license.sh '&quot;;[.A42];&quot; (&quot;;[.D42];&quot;)' &quot;;[.E42])" office:value-type="string" office:string-value="./add-license.sh 'Patu pik kòrá (Gallinula galeata)' patu_pik_kòrá.jpg" calcext:value-type="string">
            <text:p>./add-license.sh 'Patu pik kòrá (Gallinula galeata)' patu_pik_kòrá.jpg</text:p>
          </table:table-cell>
        </table:table-row>
        <table:table-row table:style-name="ro1">
          <table:table-cell office:value-type="string" calcext:value-type="string">
            <text:p><text:span text:style-name="T3">Patu chokw</text:span><text:span text:style-name="T4">èkw</text:span><text:span text:style-name="T5">è</text:span></text:p>
          </table:table-cell>
          <table:table-cell office:value-type="string" calcext:value-type="string">
            <text:p>Caribische meerkoet</text:p>
          </table:table-cell>
          <table:table-cell office:value-type="string" calcext:value-type="string">
            <text:p>Caribbean (American) coot</text:p>
          </table:table-cell>
          <table:table-cell office:value-type="string" calcext:value-type="string">
            <text:p>Fulica americana</text:p>
          </table:table-cell>
          <table:table-cell office:value-type="string" calcext:value-type="string">
            <text:p>patu_chokwèkwè.jpg</text:p>
          </table:table-cell>
          <table:table-cell table:formula="of:=COM.MICROSOFT.CONCAT(&quot;./add-license.sh '&quot;;[.A43];&quot; (&quot;;[.D43];&quot;)' &quot;;[.E43])" office:value-type="string" office:string-value="./add-license.sh 'Patu chokwèkwè (Fulica americana)' patu_chokwèkwè.jpg" calcext:value-type="string">
            <text:p>./add-license.sh 'Patu chokwèkwè (Fulica americana)' patu_chokwèkwè.jpg</text:p>
          </table:table-cell>
        </table:table-row>
        <table:table-row table:style-name="ro1">
          <table:table-cell office:value-type="string" calcext:value-type="string">
            <text:p>Kivit</text:p>
          </table:table-cell>
          <table:table-cell office:value-type="string" calcext:value-type="string">
            <text:p>Chileense kievit</text:p>
          </table:table-cell>
          <table:table-cell office:value-type="string" calcext:value-type="string">
            <text:p>Southern Lapwing</text:p>
          </table:table-cell>
          <table:table-cell office:value-type="string" calcext:value-type="string">
            <text:p>Vanellus chilensis</text:p>
          </table:table-cell>
          <table:table-cell office:value-type="string" calcext:value-type="string">
            <text:p>kivit.jpg</text:p>
          </table:table-cell>
          <table:table-cell table:formula="of:=COM.MICROSOFT.CONCAT(&quot;./add-license.sh '&quot;;[.A44];&quot; (&quot;;[.D44];&quot;)' &quot;;[.E44])" office:value-type="string" office:string-value="./add-license.sh 'Kivit (Vanellus chilensis)' kivit.jpg" calcext:value-type="string">
            <text:p>./add-license.sh 'Kivit (Vanellus chilensis)' kivit.jpg</text:p>
          </table:table-cell>
        </table:table-row>
        <table:table-row table:style-name="ro1">
          <table:table-cell office:value-type="string" calcext:value-type="string">
            <text:p>Makamba, kaweta di patu</text:p>
          </table:table-cell>
          <table:table-cell office:value-type="string" calcext:value-type="string">
            <text:p>Amerikaanse steltkluut</text:p>
          </table:table-cell>
          <table:table-cell office:value-type="string" calcext:value-type="string">
            <text:p>Black-necked stilt</text:p>
          </table:table-cell>
          <table:table-cell office:value-type="string" calcext:value-type="string">
            <text:p>Himantopus mexicanus</text:p>
          </table:table-cell>
          <table:table-cell office:value-type="string" calcext:value-type="string">
            <text:p>makamba_òf_kaweta_di_patu.jpg</text:p>
          </table:table-cell>
          <table:table-cell table:formula="of:=COM.MICROSOFT.CONCAT(&quot;./add-license.sh '&quot;;[.A45];&quot; (&quot;;[.D45];&quot;)' &quot;;[.E45])" office:value-type="string" office:string-value="./add-license.sh 'Makamba, kaweta di patu (Himantopus mexicanus)' makamba_òf_kaweta_di_patu.jpg" calcext:value-type="string">
            <text:p>./add-license.sh 'Makamba, kaweta di patu (Himantopus mexicanus)' makamba_òf_kaweta_di_patu.jpg</text:p>
          </table:table-cell>
        </table:table-row>
        <table:table-row table:style-name="ro1">
          <table:table-cell office:value-type="string" calcext:value-type="string">
            <text:p>Shon Piet</text:p>
          </table:table-cell>
          <table:table-cell office:value-type="string" calcext:value-type="string">
            <text:p>Amerikaanse scholekster</text:p>
          </table:table-cell>
          <table:table-cell office:value-type="string" calcext:value-type="string">
            <text:p>American Oystercatcher</text:p>
          </table:table-cell>
          <table:table-cell office:value-type="string" calcext:value-type="string">
            <text:p>Haematopus palliatus</text:p>
          </table:table-cell>
          <table:table-cell office:value-type="string" calcext:value-type="string">
            <text:p>shon_piet.jpg</text:p>
          </table:table-cell>
          <table:table-cell table:formula="of:=COM.MICROSOFT.CONCAT(&quot;./add-license.sh '&quot;;[.A46];&quot; (&quot;;[.D46];&quot;)' &quot;;[.E46])" office:value-type="string" office:string-value="./add-license.sh 'Shon Piet (Haematopus palliatus)' shon_piet.jpg" calcext:value-type="string">
            <text:p>./add-license.sh 'Shon Piet (Haematopus palliatus)' shon_piet.jpg</text:p>
          </table:table-cell>
        </table:table-row>
        <table:table-row table:style-name="ro1">
          <table:table-cell office:value-type="string" calcext:value-type="string">
            <text:p>Totolika di awa</text:p>
          </table:table-cell>
          <table:table-cell office:value-type="string" calcext:value-type="string">
            <text:p>Steenloper</text:p>
          </table:table-cell>
          <table:table-cell office:value-type="string" calcext:value-type="string">
            <text:p>Ruddy turnstone</text:p>
          </table:table-cell>
          <table:table-cell office:value-type="string" calcext:value-type="string">
            <text:p>Arenaria interpes</text:p>
          </table:table-cell>
          <table:table-cell office:value-type="string" calcext:value-type="string">
            <text:p>totolika_di_awa.jpg</text:p>
          </table:table-cell>
          <table:table-cell table:formula="of:=COM.MICROSOFT.CONCAT(&quot;./add-license.sh '&quot;;[.A47];&quot; (&quot;;[.D47];&quot;)' &quot;;[.E47])" office:value-type="string" office:string-value="./add-license.sh 'Totolika di awa (Arenaria interpes)' totolika_di_awa.jpg" calcext:value-type="string">
            <text:p>./add-license.sh 'Totolika di awa (Arenaria interpes)' totolika_di_awa.jpg</text:p>
          </table:table-cell>
        </table:table-row>
        <table:table-row table:style-name="ro1">
          <table:table-cell office:value-type="string" calcext:value-type="string">
            <text:p>Kahela komun</text:p>
          </table:table-cell>
          <table:table-cell office:value-type="string" calcext:value-type="string">
            <text:p>Lachmeeuw</text:p>
          </table:table-cell>
          <table:table-cell office:value-type="string" calcext:value-type="string">
            <text:p>Laughing gull</text:p>
          </table:table-cell>
          <table:table-cell office:value-type="string" calcext:value-type="string">
            <text:p>Leucophaeus atricilla</text:p>
          </table:table-cell>
          <table:table-cell office:value-type="string" calcext:value-type="string">
            <text:p>kahela_komun.jpg</text:p>
          </table:table-cell>
          <table:table-cell table:formula="of:=COM.MICROSOFT.CONCAT(&quot;./add-license.sh '&quot;;[.A48];&quot; (&quot;;[.D48];&quot;)' &quot;;[.E48])" office:value-type="string" office:string-value="./add-license.sh 'Kahela komun (Leucophaeus atricilla)' kahela_komun.jpg" calcext:value-type="string">
            <text:p>./add-license.sh 'Kahela komun (Leucophaeus atricilla)' kahela_komun.jpg</text:p>
          </table:table-cell>
        </table:table-row>
        <table:table-row table:style-name="ro1">
          <table:table-cell office:value-type="string" calcext:value-type="string">
            <text:p>Meuchi real</text:p>
          </table:table-cell>
          <table:table-cell office:value-type="string" calcext:value-type="string">
            <text:p>Koningsstern</text:p>
          </table:table-cell>
          <table:table-cell office:value-type="string" calcext:value-type="string">
            <text:p>Royal tern</text:p>
          </table:table-cell>
          <table:table-cell office:value-type="string" calcext:value-type="string">
            <text:p>Thalasseus maxima</text:p>
          </table:table-cell>
          <table:table-cell office:value-type="string" calcext:value-type="string">
            <text:p>meuchi_real.jpg</text:p>
          </table:table-cell>
          <table:table-cell table:formula="of:=COM.MICROSOFT.CONCAT(&quot;./add-license.sh '&quot;;[.A49];&quot; (&quot;;[.D49];&quot;)' &quot;;[.E49])" office:value-type="string" office:string-value="./add-license.sh 'Meuchi real (Thalasseus maxima)' meuchi_real.jpg" calcext:value-type="string">
            <text:p>./add-license.sh 'Meuchi real (Thalasseus maxima)' meuchi_real.jpg</text:p>
          </table:table-cell>
        </table:table-row>
        <table:table-row table:style-name="ro1">
          <table:table-cell office:value-type="string" calcext:value-type="string">
            <text:p>Palomba</text:p>
          </table:table-cell>
          <table:table-cell office:value-type="string" calcext:value-type="string">
            <text:p>Rotsduif</text:p>
          </table:table-cell>
          <table:table-cell office:value-type="string" calcext:value-type="string">
            <text:p>Rock Pigeon</text:p>
          </table:table-cell>
          <table:table-cell office:value-type="string" calcext:value-type="string">
            <text:p>Columba livia</text:p>
          </table:table-cell>
          <table:table-cell office:value-type="string" calcext:value-type="string">
            <text:p>palomba.jpg</text:p>
          </table:table-cell>
          <table:table-cell table:formula="of:=COM.MICROSOFT.CONCAT(&quot;./add-license.sh '&quot;;[.A50];&quot; (&quot;;[.D50];&quot;)' &quot;;[.E50])" office:value-type="string" office:string-value="./add-license.sh 'Palomba (Columba livia)' palomba.jpg" calcext:value-type="string">
            <text:p>./add-license.sh 'Palomba (Columba livia)' palomba.jpg</text:p>
          </table:table-cell>
        </table:table-row>
        <table:table-row table:style-name="ro1">
          <table:table-cell office:value-type="string" calcext:value-type="string">
            <text:p>Buladeifi</text:p>
          </table:table-cell>
          <table:table-cell office:value-type="string" calcext:value-type="string">
            <text:p>Geoorde treurduif</text:p>
          </table:table-cell>
          <table:table-cell office:value-type="string" calcext:value-type="string">
            <text:p>Eared Dove</text:p>
          </table:table-cell>
          <table:table-cell office:value-type="string" calcext:value-type="string">
            <text:p>Zenaida auriculata</text:p>
          </table:table-cell>
          <table:table-cell office:value-type="string" calcext:value-type="string">
            <text:p>buladeifi.jpg</text:p>
          </table:table-cell>
          <table:table-cell table:formula="of:=COM.MICROSOFT.CONCAT(&quot;./add-license.sh '&quot;;[.A51];&quot; (&quot;;[.D51];&quot;)' &quot;;[.E51])" office:value-type="string" office:string-value="./add-license.sh 'Buladeifi (Zenaida auriculata)' buladeifi.jpg" calcext:value-type="string">
            <text:p>./add-license.sh 'Buladeifi (Zenaida auriculata)' buladeifi.jpg</text:p>
          </table:table-cell>
        </table:table-row>
        <table:table-row table:style-name="ro1">
          <table:table-cell office:value-type="string" calcext:value-type="string">
            <text:p>Blauduif</text:p>
          </table:table-cell>
          <table:table-cell office:value-type="string" calcext:value-type="string">
            <text:p>Roodhalsduif</text:p>
          </table:table-cell>
          <table:table-cell office:value-type="string" calcext:value-type="string">
            <text:p>Sclay-naped pigeon</text:p>
          </table:table-cell>
          <table:table-cell office:value-type="string" calcext:value-type="string">
            <text:p>Patagioenas squamosa</text:p>
          </table:table-cell>
          <table:table-cell office:value-type="string" calcext:value-type="string">
            <text:p>blauduif.jpg</text:p>
          </table:table-cell>
          <table:table-cell table:formula="of:=COM.MICROSOFT.CONCAT(&quot;./add-license.sh '&quot;;[.A52];&quot; (&quot;;[.D52];&quot;)' &quot;;[.E52])" office:value-type="string" office:string-value="./add-license.sh 'Blauduif (Patagioenas squamosa)' blauduif.jpg" calcext:value-type="string">
            <text:p>./add-license.sh 'Blauduif (Patagioenas squamosa)' blauduif.jpg</text:p>
          </table:table-cell>
        </table:table-row>
        <table:table-row table:style-name="ro1">
          <table:table-cell office:value-type="string" calcext:value-type="string">
            <text:p>Ala duru</text:p>
          </table:table-cell>
          <table:table-cell office:value-type="string" calcext:value-type="string">
            <text:p>Verraux’ duif</text:p>
          </table:table-cell>
          <table:table-cell office:value-type="string" calcext:value-type="string">
            <text:p>White-tipped Dove</text:p>
          </table:table-cell>
          <table:table-cell office:value-type="string" calcext:value-type="string">
            <text:p>Leptotila verreauxi</text:p>
          </table:table-cell>
          <table:table-cell office:value-type="string" calcext:value-type="string">
            <text:p>ala_duru.jpg</text:p>
          </table:table-cell>
          <table:table-cell table:formula="of:=COM.MICROSOFT.CONCAT(&quot;./add-license.sh '&quot;;[.A53];&quot; (&quot;;[.D53];&quot;)' &quot;;[.E53])" office:value-type="string" office:string-value="./add-license.sh 'Ala duru (Leptotila verreauxi)' ala_duru.jpg" calcext:value-type="string">
            <text:p>./add-license.sh 'Ala duru (Leptotila verreauxi)' ala_duru.jpg</text:p>
          </table:table-cell>
        </table:table-row>
        <table:table-row table:style-name="ro1">
          <table:table-cell office:value-type="string" calcext:value-type="string">
            <text:p>Wakamaya chikí</text:p>
          </table:table-cell>
          <table:table-cell office:value-type="string" calcext:value-type="string">
            <text:p>Dwergara</text:p>
          </table:table-cell>
          <table:table-cell office:value-type="string" calcext:value-type="string">
            <text:p>Chestnut-fronted macaw</text:p>
          </table:table-cell>
          <table:table-cell office:value-type="string" calcext:value-type="string">
            <text:p>Ara severus</text:p>
          </table:table-cell>
          <table:table-cell office:value-type="string" calcext:value-type="string">
            <text:p>wakamaya_chikí.jpg</text:p>
          </table:table-cell>
          <table:table-cell table:formula="of:=COM.MICROSOFT.CONCAT(&quot;./add-license.sh '&quot;;[.A54];&quot; (&quot;;[.D54];&quot;)' &quot;;[.E54])" office:value-type="string" office:string-value="./add-license.sh 'Wakamaya chikí (Ara severus)' wakamaya_chikí.jpg" calcext:value-type="string">
            <text:p>./add-license.sh 'Wakamaya chikí (Ara severus)' wakamaya_chikí.jpg</text:p>
          </table:table-cell>
        </table:table-row>
        <table:table-row table:style-name="ro1">
          <table:table-cell office:value-type="string" calcext:value-type="string">
            <text:p>Prikichi kabes blou </text:p>
          </table:table-cell>
          <table:table-cell office:value-type="string" calcext:value-type="string">
            <text:p>Blauwkoparatinga</text:p>
          </table:table-cell>
          <table:table-cell office:value-type="string" calcext:value-type="string">
            <text:p>Blue-crowned parakeet</text:p>
          </table:table-cell>
          <table:table-cell table:style-name="ce6" office:value-type="string" calcext:value-type="string">
            <text:p>Thectocercus acuticaudatus</text:p>
          </table:table-cell>
          <table:table-cell office:value-type="string" calcext:value-type="string">
            <text:p>prikichi_kabes_blou.jpg</text:p>
          </table:table-cell>
          <table:table-cell table:formula="of:=COM.MICROSOFT.CONCAT(&quot;./add-license.sh '&quot;;[.A55];&quot; (&quot;;[.D55];&quot;)' &quot;;[.E55])" office:value-type="string" office:string-value="./add-license.sh 'Prikichi kabes blou  (Thectocercus acuticaudatus)' prikichi_kabes_blou.jpg" calcext:value-type="string">
            <text:p>./add-license.sh 'Prikichi kabes blou <text:s/>(Thectocercus acuticaudatus)' prikichi_kabes_blou.jpg</text:p>
          </table:table-cell>
        </table:table-row>
        <table:table-row table:style-name="ro1">
          <table:table-cell office:value-type="string" calcext:value-type="string">
            <text:p>Chuchubi pretu</text:p>
          </table:table-cell>
          <table:table-cell office:value-type="string" calcext:value-type="string">
            <text:p>Groefsnavelani</text:p>
          </table:table-cell>
          <table:table-cell office:value-type="string" calcext:value-type="string">
            <text:p>Groove-billed ani</text:p>
          </table:table-cell>
          <table:table-cell office:value-type="string" calcext:value-type="string">
            <text:p>Crotophaga <text:s/>sulcirostris</text:p>
          </table:table-cell>
          <table:table-cell office:value-type="string" calcext:value-type="string">
            <text:p>chuchubi_pretu.jpg</text:p>
          </table:table-cell>
          <table:table-cell table:formula="of:=COM.MICROSOFT.CONCAT(&quot;./add-license.sh '&quot;;[.A56];&quot; (&quot;;[.D56];&quot;)' &quot;;[.E56])" office:value-type="string" office:string-value="./add-license.sh 'Chuchubi pretu (Crotophaga  sulcirostris)' chuchubi_pretu.jpg" calcext:value-type="string">
            <text:p>./add-license.sh 'Chuchubi pretu (Crotophaga <text:s/>sulcirostris)' chuchubi_pretu.jpg</text:p>
          </table:table-cell>
        </table:table-row>
        <table:table-row table:style-name="ro1">
          <table:table-cell office:value-type="string" calcext:value-type="string">
            <text:p>Blenchi bèrdè</text:p>
          </table:table-cell>
          <table:table-cell office:value-type="string" calcext:value-type="string">
            <text:p>Blauwstaartsmaragdkolibrie</text:p>
          </table:table-cell>
          <table:table-cell office:value-type="string" calcext:value-type="string">
            <text:p>Blue-tailed Emerald</text:p>
          </table:table-cell>
          <table:table-cell office:value-type="string" calcext:value-type="string">
            <text:p>Chlorostilbon mellisugus</text:p>
          </table:table-cell>
          <table:table-cell office:value-type="string" calcext:value-type="string">
            <text:p>blenchi_bèrdè.jpg</text:p>
          </table:table-cell>
          <table:table-cell table:formula="of:=COM.MICROSOFT.CONCAT(&quot;./add-license.sh '&quot;;[.A57];&quot; (&quot;;[.D57];&quot;)' &quot;;[.E57])" office:value-type="string" office:string-value="./add-license.sh 'Blenchi bèrdè (Chlorostilbon mellisugus)' blenchi_bèrdè.jpg" calcext:value-type="string">
            <text:p>./add-license.sh 'Blenchi bèrdè (Chlorostilbon mellisugus)' blenchi_bèrdè.jpg</text:p>
          </table:table-cell>
        </table:table-row>
        <table:table-row table:style-name="ro1">
          <table:table-cell office:value-type="string" calcext:value-type="string">
            <text:p>Dòrnasol</text:p>
          </table:table-cell>
          <table:table-cell office:value-type="string" calcext:value-type="string">
            <text:p>Muskietkolibrie</text:p>
          </table:table-cell>
          <table:table-cell office:value-type="string" calcext:value-type="string">
            <text:p>Ruby-topaz hummingbird</text:p>
          </table:table-cell>
          <table:table-cell office:value-type="string" calcext:value-type="string">
            <text:p>Chrysolampis mosquitus</text:p>
          </table:table-cell>
          <table:table-cell office:value-type="string" calcext:value-type="string">
            <text:p>dòrnasol.jpg</text:p>
          </table:table-cell>
          <table:table-cell table:formula="of:=COM.MICROSOFT.CONCAT(&quot;./add-license.sh '&quot;;[.A58];&quot; (&quot;;[.D58];&quot;)' &quot;;[.E58])" office:value-type="string" office:string-value="./add-license.sh 'Dòrnasol (Chrysolampis mosquitus)' dòrnasol.jpg" calcext:value-type="string">
            <text:p>./add-license.sh 'Dòrnasol (Chrysolampis mosquitus)' dòrnasol.jpg</text:p>
          </table:table-cell>
        </table:table-row>
        <table:table-row table:style-name="ro1">
          <table:table-cell office:value-type="string" calcext:value-type="string">
            <text:p>Whimpie</text:p>
          </table:table-cell>
          <table:table-cell office:value-type="string" calcext:value-type="string">
            <text:p>Witbuikelenia</text:p>
          </table:table-cell>
          <table:table-cell office:value-type="string" calcext:value-type="string">
            <text:p>Caribbean Elaenia</text:p>
          </table:table-cell>
          <table:table-cell office:value-type="string" calcext:value-type="string">
            <text:p>Elaenia martinica</text:p>
          </table:table-cell>
          <table:table-cell office:value-type="string" calcext:value-type="string">
            <text:p>whimphie.jpg</text:p>
          </table:table-cell>
          <table:table-cell table:formula="of:=COM.MICROSOFT.CONCAT(&quot;./add-license.sh '&quot;;[.A59];&quot; (&quot;;[.D59];&quot;)' &quot;;[.E59])" office:value-type="string" office:string-value="./add-license.sh 'Whimpie (Elaenia martinica)' whimphie.jpg" calcext:value-type="string">
            <text:p>./add-license.sh 'Whimpie (Elaenia martinica)' whimphie.jpg</text:p>
          </table:table-cell>
        </table:table-row>
        <table:table-row table:style-name="ro1">
          <table:table-cell office:value-type="string" calcext:value-type="string">
            <text:p>Tirano grandi</text:p>
          </table:table-cell>
          <table:table-cell office:value-type="string" calcext:value-type="string">
            <text:p>Cayennetiran</text:p>
          </table:table-cell>
          <table:table-cell office:value-type="string" calcext:value-type="string">
            <text:p>Brown-crested flycatcher</text:p>
          </table:table-cell>
          <table:table-cell office:value-type="string" calcext:value-type="string">
            <text:p>Myiarchus tyrannulus</text:p>
          </table:table-cell>
          <table:table-cell office:value-type="string" calcext:value-type="string">
            <text:p>tirano_grandi.jpg</text:p>
          </table:table-cell>
          <table:table-cell table:formula="of:=COM.MICROSOFT.CONCAT(&quot;./add-license.sh '&quot;;[.A60];&quot; (&quot;;[.D60];&quot;)' &quot;;[.E60])" office:value-type="string" office:string-value="./add-license.sh 'Tirano grandi (Myiarchus tyrannulus)' tirano_grandi.jpg" calcext:value-type="string">
            <text:p>./add-license.sh 'Tirano grandi (Myiarchus tyrannulus)' tirano_grandi.jpg</text:p>
          </table:table-cell>
        </table:table-row>
        <table:table-row table:style-name="ro1">
          <table:table-cell office:value-type="string" calcext:value-type="string">
            <text:p>Pímpiri gris</text:p>
          </table:table-cell>
          <table:table-cell office:value-type="string" calcext:value-type="string">
            <text:p>Grijze koningstiran</text:p>
          </table:table-cell>
          <table:table-cell office:value-type="string" calcext:value-type="string">
            <text:p>Grey kingbird</text:p>
          </table:table-cell>
          <table:table-cell office:value-type="string" calcext:value-type="string">
            <text:p>Tyrannus dominicensis</text:p>
          </table:table-cell>
          <table:table-cell office:value-type="string" calcext:value-type="string">
            <text:p>pímpiri_gris.jpg</text:p>
          </table:table-cell>
          <table:table-cell table:formula="of:=COM.MICROSOFT.CONCAT(&quot;./add-license.sh '&quot;;[.A61];&quot; (&quot;;[.D61];&quot;)' &quot;;[.E61])" office:value-type="string" office:string-value="./add-license.sh 'Pímpiri gris (Tyrannus dominicensis)' pímpiri_gris.jpg" calcext:value-type="string">
            <text:p>./add-license.sh 'Pímpiri gris (Tyrannus dominicensis)' pímpiri_gris.jpg</text:p>
          </table:table-cell>
        </table:table-row>
        <table:table-row table:style-name="ro1">
          <table:table-cell office:value-type="string" calcext:value-type="string">
            <text:p>Souchi</text:p>
          </table:table-cell>
          <table:table-cell office:value-type="string" calcext:value-type="string">
            <text:p>Boerenzwaluw</text:p>
          </table:table-cell>
          <table:table-cell office:value-type="string" calcext:value-type="string">
            <text:p>Barn swallow</text:p>
          </table:table-cell>
          <table:table-cell office:value-type="string" calcext:value-type="string">
            <text:p>Hirundo rustica</text:p>
          </table:table-cell>
          <table:table-cell office:value-type="string" calcext:value-type="string">
            <text:p>souchi.jpg</text:p>
          </table:table-cell>
          <table:table-cell table:formula="of:=COM.MICROSOFT.CONCAT(&quot;./add-license.sh '&quot;;[.A62];&quot; (&quot;;[.D62];&quot;)' &quot;;[.E62])" office:value-type="string" office:string-value="./add-license.sh 'Souchi (Hirundo rustica)' souchi.jpg" calcext:value-type="string">
            <text:p>./add-license.sh 'Souchi (Hirundo rustica)' souchi.jpg</text:p>
          </table:table-cell>
        </table:table-row>
        <table:table-row table:style-name="ro1">
          <table:table-cell office:value-type="string" calcext:value-type="string">
            <text:p>Para di misa</text:p>
          </table:table-cell>
          <table:table-cell office:value-type="string" calcext:value-type="string">
            <text:p>Gele zanger</text:p>
          </table:table-cell>
          <table:table-cell office:value-type="string" calcext:value-type="string">
            <text:p>Yellow warbler</text:p>
          </table:table-cell>
          <table:table-cell office:value-type="string" calcext:value-type="string">
            <text:p>Dendroica petechia</text:p>
          </table:table-cell>
          <table:table-cell office:value-type="string" calcext:value-type="string">
            <text:p>para_di_misa.jpg</text:p>
          </table:table-cell>
          <table:table-cell table:formula="of:=COM.MICROSOFT.CONCAT(&quot;./add-license.sh '&quot;;[.A63];&quot; (&quot;;[.D63];&quot;)' &quot;;[.E63])" office:value-type="string" office:string-value="./add-license.sh 'Para di misa (Dendroica petechia)' para_di_misa.jpg" calcext:value-type="string">
            <text:p>./add-license.sh 'Para di misa (Dendroica petechia)' para_di_misa.jpg</text:p>
          </table:table-cell>
        </table:table-row>
        <table:table-row table:style-name="ro1">
          <table:table-cell office:value-type="string" calcext:value-type="string">
            <text:p>Chipe pèchi pretu</text:p>
          </table:table-cell>
          <table:table-cell office:value-type="string" calcext:value-type="string">
            <text:p>Zwartkopzanger</text:p>
          </table:table-cell>
          <table:table-cell office:value-type="string" calcext:value-type="string">
            <text:p>Blackpoll warbler</text:p>
          </table:table-cell>
          <table:table-cell office:value-type="string" calcext:value-type="string">
            <text:p>Dendroica striata</text:p>
          </table:table-cell>
          <table:table-cell office:value-type="string" calcext:value-type="string">
            <text:p>chipe_pèchi_pretu.jpg</text:p>
          </table:table-cell>
          <table:table-cell table:formula="of:=COM.MICROSOFT.CONCAT(&quot;./add-license.sh '&quot;;[.A64];&quot; (&quot;;[.D64];&quot;)' &quot;;[.E64])" office:value-type="string" office:string-value="./add-license.sh 'Chipe pèchi pretu (Dendroica striata)' chipe_pèchi_pretu.jpg" calcext:value-type="string">
            <text:p>./add-license.sh 'Chipe pèchi pretu (Dendroica striata)' chipe_pèchi_pretu.jpg</text:p>
          </table:table-cell>
        </table:table-row>
        <table:table-row table:style-name="ro1">
          <table:table-cell office:value-type="string" calcext:value-type="string">
            <text:p><text:span text:style-name="T3">Rabu k</text:span><text:span text:style-name="T4">òr</text:span><text:span text:style-name="T5">á</text:span></text:p>
          </table:table-cell>
          <table:table-cell office:value-type="string" calcext:value-type="string">
            <text:p>Amerikaanse roodstaart</text:p>
          </table:table-cell>
          <table:table-cell office:value-type="string" calcext:value-type="string">
            <text:p>American redstart</text:p>
          </table:table-cell>
          <table:table-cell office:value-type="string" calcext:value-type="string">
            <text:p>Setophaga ruticilla</text:p>
          </table:table-cell>
          <table:table-cell office:value-type="string" calcext:value-type="string">
            <text:p><text:span text:style-name="T3">rabu_k</text:span><text:span text:style-name="T4">òr</text:span><text:span text:style-name="T5">á.jpg</text:span></text:p>
          </table:table-cell>
          <table:table-cell table:formula="of:=COM.MICROSOFT.CONCAT(&quot;./add-license.sh '&quot;;[.A65];&quot; (&quot;;[.D65];&quot;)' &quot;;[.E65])" office:value-type="string" office:string-value="./add-license.sh 'Rabu kòrá (Setophaga ruticilla)' rabu_kòrá.jpg" calcext:value-type="string">
            <text:p>./add-license.sh 'Rabu kòrá (Setophaga ruticilla)' rabu_kòrá.jpg</text:p>
          </table:table-cell>
        </table:table-row>
        <table:table-row table:style-name="ro1">
          <table:table-cell office:value-type="string" calcext:value-type="string">
            <text:p>Para di jonchi</text:p>
          </table:table-cell>
          <table:table-cell office:value-type="string" calcext:value-type="string">
            <text:p>Huismus</text:p>
          </table:table-cell>
          <table:table-cell office:value-type="string" calcext:value-type="string">
            <text:p>House sparrow</text:p>
          </table:table-cell>
          <table:table-cell office:value-type="string" calcext:value-type="string">
            <text:p>Passer domesticus</text:p>
          </table:table-cell>
          <table:table-cell office:value-type="string" calcext:value-type="string">
            <text:p>para_di_jonchi.jpg</text:p>
          </table:table-cell>
          <table:table-cell table:formula="of:=COM.MICROSOFT.CONCAT(&quot;./add-license.sh '&quot;;[.A66];&quot; (&quot;;[.D66];&quot;)' &quot;;[.E66])" office:value-type="string" office:string-value="./add-license.sh 'Para di jonchi (Passer domesticus)' para_di_jonchi.jpg" calcext:value-type="string">
            <text:p>./add-license.sh 'Para di jonchi (Passer domesticus)' para_di_jonchi.jpg</text:p>
          </table:table-cell>
        </table:table-row>
        <table:table-row table:style-name="ro1">
          <table:table-cell office:value-type="string" calcext:value-type="string">
            <text:p>Chonchorogai</text:p>
          </table:table-cell>
          <table:table-cell office:value-type="string" calcext:value-type="string">
            <text:p>Roodkraaggors</text:p>
          </table:table-cell>
          <table:table-cell office:value-type="string" calcext:value-type="string">
            <text:p>Rufous-collared sparrow</text:p>
          </table:table-cell>
          <table:table-cell office:value-type="string" calcext:value-type="string">
            <text:p>Zonotrichia capensis</text:p>
          </table:table-cell>
          <table:table-cell office:value-type="string" calcext:value-type="string">
            <text:p>chonchorogai.jpg</text:p>
          </table:table-cell>
          <table:table-cell table:formula="of:=COM.MICROSOFT.CONCAT(&quot;./add-license.sh '&quot;;[.A67];&quot; (&quot;;[.D67];&quot;)' &quot;;[.E67])" office:value-type="string" office:string-value="./add-license.sh 'Chonchorogai (Zonotrichia capensis)' chonchorogai.jpg" calcext:value-type="string">
            <text:p>./add-license.sh 'Chonchorogai (Zonotrichia capensis)' chonchorogai.jpg</text:p>
          </table:table-cell>
        </table:table-row>
        <table:table-row table:style-name="ro1">
          <table:table-cell office:value-type="string" calcext:value-type="string">
            <text:p>Zenata karibense</text:p>
          </table:table-cell>
          <table:table-cell office:value-type="string" calcext:value-type="string">
            <text:p>Caribische troepiaal</text:p>
          </table:table-cell>
          <table:table-cell office:value-type="string" calcext:value-type="string">
            <text:p>Carib grackle</text:p>
          </table:table-cell>
          <table:table-cell office:value-type="string" calcext:value-type="string">
            <text:p>Quiscalus mexicanus</text:p>
          </table:table-cell>
          <table:table-cell office:value-type="string" calcext:value-type="string">
            <text:p>zenata_karibense.jpg</text:p>
          </table:table-cell>
          <table:table-cell table:formula="of:=COM.MICROSOFT.CONCAT(&quot;./add-license.sh '&quot;;[.A68];&quot; (&quot;;[.D68];&quot;)' &quot;;[.E68])" office:value-type="string" office:string-value="./add-license.sh 'Zenata karibense (Quiscalus mexicanus)' zenata_karibense.jpg" calcext:value-type="string">
            <text:p>./add-license.sh 'Zenata karibense (Quiscalus mexicanus)' zenata_karibense.jpg</text:p>
          </table:table-cell>
        </table:table-row>
        <table:table-row table:style-name="ro1">
          <table:table-cell office:value-type="string" calcext:value-type="string">
            <text:p>Para vakero lustroso</text:p>
          </table:table-cell>
          <table:table-cell office:value-type="string" calcext:value-type="string">
            <text:p>Glanskoevogel</text:p>
          </table:table-cell>
          <table:table-cell office:value-type="string" calcext:value-type="string">
            <text:p>Shiny cowbird</text:p>
          </table:table-cell>
          <table:table-cell office:value-type="string" calcext:value-type="string">
            <text:p>Molothrus bonariensis</text:p>
          </table:table-cell>
          <table:table-cell office:value-type="string" calcext:value-type="string">
            <text:p>para_vakero_lustroso.jpg</text:p>
          </table:table-cell>
          <table:table-cell table:formula="of:=COM.MICROSOFT.CONCAT(&quot;./add-license.sh '&quot;;[.A69];&quot; (&quot;;[.D69];&quot;)' &quot;;[.E69])" office:value-type="string" office:string-value="./add-license.sh 'Para vakero lustroso (Molothrus bonariensis)' para_vakero_lustroso.jpg" calcext:value-type="string">
            <text:p>./add-license.sh 'Para vakero lustroso (Molothrus bonariensis)' para_vakero_lustroso.jpg</text:p>
          </table:table-cell>
        </table:table-row>
        <table:table-row table:style-name="ro1">
          <table:table-cell office:value-type="string" calcext:value-type="string">
            <text:p>Trupial kachó</text:p>
          </table:table-cell>
          <table:table-cell office:value-type="string" calcext:value-type="string">
            <text:p>Gele troepiaal</text:p>
          </table:table-cell>
          <table:table-cell office:value-type="string" calcext:value-type="string">
            <text:p>Yellow Oriole</text:p>
          </table:table-cell>
          <table:table-cell office:value-type="string" calcext:value-type="string">
            <text:p>Icterus nigrogularis</text:p>
          </table:table-cell>
          <table:table-cell office:value-type="string" calcext:value-type="string">
            <text:p>trupial_kachó.jpg</text:p>
          </table:table-cell>
          <table:table-cell table:formula="of:=COM.MICROSOFT.CONCAT(&quot;./add-license.sh '&quot;;[.A70];&quot; (&quot;;[.D70];&quot;)' &quot;;[.E70])" office:value-type="string" office:string-value="./add-license.sh 'Trupial kachó (Icterus nigrogularis)' trupial_kachó.jpg" calcext:value-type="string">
            <text:p>./add-license.sh 'Trupial kachó (Icterus nigrogularis)' trupial_kachó.jpg</text:p>
          </table:table-cell>
        </table:table-row>
        <table:table-row table:style-name="ro1">
          <table:table-cell office:value-type="string" calcext:value-type="string">
            <text:p>Guengu</text:p>
          </table:table-cell>
          <table:table-cell office:value-type="string" calcext:value-type="string">
            <text:p>Wenkrab</text:p>
          </table:table-cell>
          <table:table-cell office:value-type="string" calcext:value-type="string">
            <text:p>Fiddler crab</text:p>
          </table:table-cell>
          <table:table-cell office:value-type="string" calcext:value-type="string">
            <text:p>Uca rapax</text:p>
          </table:table-cell>
          <table:table-cell office:value-type="string" calcext:value-type="string">
            <text:p>guengu.jpg</text:p>
          </table:table-cell>
          <table:table-cell table:formula="of:=COM.MICROSOFT.CONCAT(&quot;./add-license.sh '&quot;;[.A71];&quot; (&quot;;[.D71];&quot;)' &quot;;[.E71])" office:value-type="string" office:string-value="./add-license.sh 'Guengu (Uca rapax)' guengu.jpg" calcext:value-type="string">
            <text:p>./add-license.sh 'Guengu (Uca rapax)' guengu.jpg</text:p>
          </table:table-cell>
        </table:table-row>
        <table:table-row table:style-name="ro1">
          <table:table-cell office:value-type="string" calcext:value-type="string">
            <text:p>Soldachi</text:p>
          </table:table-cell>
          <table:table-cell office:value-type="string" calcext:value-type="string">
            <text:p>Heremietkrab</text:p>
          </table:table-cell>
          <table:table-cell office:value-type="string" calcext:value-type="string">
            <text:p>Hermit crab</text:p>
          </table:table-cell>
          <table:table-cell office:value-type="string" calcext:value-type="string">
            <text:p>Coenobita clypeatus</text:p>
          </table:table-cell>
          <table:table-cell office:value-type="string" calcext:value-type="string">
            <text:p>soldachi.jpg</text:p>
          </table:table-cell>
          <table:table-cell table:formula="of:=COM.MICROSOFT.CONCAT(&quot;./add-license.sh '&quot;;[.A72];&quot; (&quot;;[.D72];&quot;)' &quot;;[.E72])" office:value-type="string" office:string-value="./add-license.sh 'Soldachi (Coenobita clypeatus)' soldachi.jpg" calcext:value-type="string">
            <text:p>./add-license.sh 'Soldachi (Coenobita clypeatus)' soldachi.jpg</text:p>
          </table:table-cell>
        </table:table-row>
        <table:table-row table:style-name="ro1">
          <table:table-cell office:value-type="string" calcext:value-type="string">
            <text:p>Kangreu di santu</text:p>
          </table:table-cell>
          <table:table-cell office:value-type="string" calcext:value-type="string">
            <text:p>Zandkrab</text:p>
          </table:table-cell>
          <table:table-cell office:value-type="string" calcext:value-type="string">
            <text:p>Atlantic Ghost crab</text:p>
          </table:table-cell>
          <table:table-cell table:style-name="ce7" office:value-type="string" calcext:value-type="string">
            <text:p>Ocypode quadrata</text:p>
          </table:table-cell>
          <table:table-cell office:value-type="string" calcext:value-type="string">
            <text:p>kangreu_di_santu.jpg</text:p>
          </table:table-cell>
          <table:table-cell table:formula="of:=COM.MICROSOFT.CONCAT(&quot;./add-license.sh '&quot;;[.A73];&quot; (&quot;;[.D73];&quot;)' &quot;;[.E73])" office:value-type="string" office:string-value="./add-license.sh 'Kangreu di santu (Ocypode quadrata)' kangreu_di_santu.jpg" calcext:value-type="string">
            <text:p>./add-license.sh 'Kangreu di santu (Ocypode quadrata)' kangreu_di_santu.jpg</text:p>
          </table:table-cell>
        </table:table-row>
        <table:table-row table:style-name="ro1">
          <table:table-cell office:value-type="string" calcext:value-type="string">
            <text:p>Sabela</text:p>
          </table:table-cell>
          <table:table-cell office:value-type="string" calcext:value-type="string">
            <text:p>Kokerworm</text:p>
          </table:table-cell>
          <table:table-cell office:value-type="string" calcext:value-type="string">
            <text:p>Magnificent Banded Fan Worm</text:p>
          </table:table-cell>
          <table:table-cell office:value-type="string" calcext:value-type="string">
            <text:p>Sabellastarte magnifica</text:p>
          </table:table-cell>
          <table:table-cell office:value-type="string" calcext:value-type="string">
            <text:p>sabela.jpg</text:p>
          </table:table-cell>
          <table:table-cell table:formula="of:=COM.MICROSOFT.CONCAT(&quot;./add-license.sh '&quot;;[.A74];&quot; (&quot;;[.D74];&quot;)' &quot;;[.E74])" office:value-type="string" office:string-value="./add-license.sh 'Sabela (Sabellastarte magnifica)' sabela.jpg" calcext:value-type="string">
            <text:p>./add-license.sh 'Sabela (Sabellastarte magnifica)' sabela.jpg</text:p>
          </table:table-cell>
        </table:table-row>
        <table:table-row table:style-name="ro1">
          <table:table-cell office:value-type="string" calcext:value-type="string">
            <text:p>Seapel blanku</text:p>
          </table:table-cell>
          <table:table-cell office:value-type="string" calcext:value-type="string">
            <text:p>witte zee-appel</text:p>
          </table:table-cell>
          <table:table-cell office:value-type="string" calcext:value-type="string">
            <text:p>West Indian Sea Egg</text:p>
          </table:table-cell>
          <table:table-cell office:value-type="string" calcext:value-type="string">
            <text:p>Tripneustes ventricosus</text:p>
          </table:table-cell>
          <table:table-cell office:value-type="string" calcext:value-type="string">
            <text:p>seapel_blanku.jpg</text:p>
          </table:table-cell>
          <table:table-cell table:formula="of:=COM.MICROSOFT.CONCAT(&quot;./add-license.sh '&quot;;[.A75];&quot; (&quot;;[.D75];&quot;)' &quot;;[.E75])" office:value-type="string" office:string-value="./add-license.sh 'Seapel blanku (Tripneustes ventricosus)' seapel_blanku.jpg" calcext:value-type="string">
            <text:p>./add-license.sh 'Seapel blanku (Tripneustes ventricosus)' seapel_blanku.jpg</text:p>
          </table:table-cell>
        </table:table-row>
        <table:table-row table:style-name="ro1">
          <table:table-cell office:value-type="string" calcext:value-type="string">
            <text:p>seapel pretu</text:p>
          </table:table-cell>
          <table:table-cell office:value-type="string" calcext:value-type="string">
            <text:p>zwarte zee-appel</text:p>
          </table:table-cell>
          <table:table-cell office:value-type="string" calcext:value-type="string">
            <text:p>Long-spined Black Sea Urchin</text:p>
          </table:table-cell>
          <table:table-cell office:value-type="string" calcext:value-type="string">
            <text:p>Diadema antillarum</text:p>
          </table:table-cell>
          <table:table-cell office:value-type="string" calcext:value-type="string">
            <text:p>seapel_pretu.jpg</text:p>
          </table:table-cell>
          <table:table-cell table:formula="of:=COM.MICROSOFT.CONCAT(&quot;./add-license.sh '&quot;;[.A76];&quot; (&quot;;[.D76];&quot;)' &quot;;[.E76])" office:value-type="string" office:string-value="./add-license.sh 'seapel pretu (Diadema antillarum)' seapel_pretu.jpg" calcext:value-type="string">
            <text:p>./add-license.sh 'seapel pretu (Diadema antillarum)' seapel_pretu.jpg</text:p>
          </table:table-cell>
        </table:table-row>
        <table:table-row table:style-name="ro1">
          <table:table-cell office:value-type="string" calcext:value-type="string">
            <text:p>Sker</text:p>
          </table:table-cell>
          <table:table-cell office:value-type="string" calcext:value-type="string">
            <text:p>slangenster</text:p>
          </table:table-cell>
          <table:table-cell table:style-name="ce6" office:value-type="string" calcext:value-type="string">
            <text:p>Blunt-spined Brittle Star</text:p>
          </table:table-cell>
          <table:table-cell table:style-name="ce6" office:value-type="string" calcext:value-type="string">
            <text:p>Ophiocoma echinata</text:p>
          </table:table-cell>
          <table:table-cell office:value-type="string" calcext:value-type="string">
            <text:p>sker.jpg</text:p>
          </table:table-cell>
          <table:table-cell table:formula="of:=COM.MICROSOFT.CONCAT(&quot;./add-license.sh '&quot;;[.A77];&quot; (&quot;;[.D77];&quot;)' &quot;;[.E77])" office:value-type="string" office:string-value="./add-license.sh 'Sker (Ophiocoma echinata)' sker.jpg" calcext:value-type="string">
            <text:p>./add-license.sh 'Sker (Ophiocoma echinata)' sker.jpg</text:p>
          </table:table-cell>
        </table:table-row>
        <table:table-row table:style-name="ro1">
          <table:table-cell office:value-type="string" calcext:value-type="string">
            <text:p>Gutu rabu di gai</text:p>
          </table:table-cell>
          <table:table-cell office:value-type="string" calcext:value-type="string">
            <text:p>Prinses papegaaivis</text:p>
          </table:table-cell>
          <table:table-cell office:value-type="string" calcext:value-type="string">
            <text:p>Princess Parrotfish</text:p>
          </table:table-cell>
          <table:table-cell office:value-type="string" calcext:value-type="string">
            <text:p>Scarus taeniopterus</text:p>
          </table:table-cell>
          <table:table-cell office:value-type="string" calcext:value-type="string">
            <text:p>gutu_rabu_di_gai.jpg</text:p>
          </table:table-cell>
          <table:table-cell table:formula="of:=COM.MICROSOFT.CONCAT(&quot;./add-license.sh '&quot;;[.A78];&quot; (&quot;;[.D78];&quot;)' &quot;;[.E78])" office:value-type="string" office:string-value="./add-license.sh 'Gutu rabu di gai (Scarus taeniopterus)' gutu_rabu_di_gai.jpg" calcext:value-type="string">
            <text:p>./add-license.sh 'Gutu rabu di gai (Scarus taeniopterus)' gutu_rabu_di_gai.jpg</text:p>
          </table:table-cell>
        </table:table-row>
        <table:table-row table:style-name="ro1">
          <table:table-cell office:value-type="string" calcext:value-type="string">
            <text:p>Kaha di morto</text:p>
          </table:table-cell>
          <table:table-cell office:value-type="string" calcext:value-type="string">
            <text:p>Gladde Koffervis</text:p>
          </table:table-cell>
          <table:table-cell table:style-name="ce7" office:value-type="string" calcext:value-type="string">
            <text:p>Smooth Trunkfish</text:p>
          </table:table-cell>
          <table:table-cell office:value-type="string" calcext:value-type="string">
            <text:p>Lactophrys triqueter</text:p>
          </table:table-cell>
          <table:table-cell office:value-type="string" calcext:value-type="string">
            <text:p>kaha_di_morto.jpg</text:p>
          </table:table-cell>
          <table:table-cell table:formula="of:=COM.MICROSOFT.CONCAT(&quot;./add-license.sh '&quot;;[.A79];&quot; (&quot;;[.D79];&quot;)' &quot;;[.E79])" office:value-type="string" office:string-value="./add-license.sh 'Kaha di morto (Lactophrys triqueter)' kaha_di_morto.jpg" calcext:value-type="string">
            <text:p>./add-license.sh 'Kaha di morto (Lactophrys triqueter)' kaha_di_morto.jpg</text:p>
          </table:table-cell>
        </table:table-row>
        <table:table-row table:style-name="ro1">
          <table:table-cell office:value-type="string" calcext:value-type="string">
            <text:p>Lolo di awa pretu</text:p>
          </table:table-cell>
          <table:table-cell office:value-type="string" calcext:value-type="string">
            <text:p>zwarte zeekomkommer</text:p>
          </table:table-cell>
          <table:table-cell office:value-type="string" calcext:value-type="string">
            <text:p>Donkey Dung Sea Cucumber</text:p>
          </table:table-cell>
          <table:table-cell office:value-type="string" calcext:value-type="string">
            <text:p>Holothuria mexicana</text:p>
          </table:table-cell>
          <table:table-cell office:value-type="string" calcext:value-type="string">
            <text:p>lolo_di_awa_pretu.jpg</text:p>
          </table:table-cell>
          <table:table-cell table:formula="of:=COM.MICROSOFT.CONCAT(&quot;./add-license.sh '&quot;;[.A80];&quot; (&quot;;[.D80];&quot;)' &quot;;[.E80])" office:value-type="string" office:string-value="./add-license.sh 'Lolo di awa pretu (Holothuria mexicana)' lolo_di_awa_pretu.jpg" calcext:value-type="string">
            <text:p>./add-license.sh 'Lolo di awa pretu (Holothuria mexicana)' lolo_di_awa_pretu.jpg</text:p>
          </table:table-cell>
        </table:table-row>
        <table:table-row table:style-name="ro1">
          <table:table-cell office:value-type="string" calcext:value-type="string">
            <text:p>Turtuga blanku</text:p>
          </table:table-cell>
          <table:table-cell office:value-type="string" calcext:value-type="string">
            <text:p>Soepschildpad</text:p>
          </table:table-cell>
          <table:table-cell office:value-type="string" calcext:value-type="string">
            <text:p>Green turtle</text:p>
          </table:table-cell>
          <table:table-cell table:style-name="ce6" office:value-type="string" calcext:value-type="string">
            <text:p>Chelonia mydas</text:p>
          </table:table-cell>
          <table:table-cell office:value-type="string" calcext:value-type="string">
            <text:p>turtuga_blanku.jpg</text:p>
          </table:table-cell>
          <table:table-cell table:formula="of:=COM.MICROSOFT.CONCAT(&quot;./add-license.sh '&quot;;[.A81];&quot; (&quot;;[.D81];&quot;)' &quot;;[.E81])" office:value-type="string" office:string-value="./add-license.sh 'Turtuga blanku (Chelonia mydas)' turtuga_blanku.jpg" calcext:value-type="string">
            <text:p>./add-license.sh 'Turtuga blanku (Chelonia mydas)' turtuga_blanku.jpg</text:p>
          </table:table-cell>
        </table:table-row>
        <table:table-row table:style-name="ro1">
          <table:table-cell office:value-type="string" calcext:value-type="string">
            <text:p>Maribomba</text:p>
          </table:table-cell>
          <table:table-cell office:value-type="string" calcext:value-type="string">
            <text:p>Papierwesp</text:p>
          </table:table-cell>
          <table:table-cell office:value-type="string" calcext:value-type="string">
            <text:p>Paper wasp</text:p>
          </table:table-cell>
          <table:table-cell office:value-type="string" calcext:value-type="string">
            <text:p>Polistes versicolor</text:p>
          </table:table-cell>
          <table:table-cell office:value-type="string" calcext:value-type="string">
            <text:p>maribomba.jpg</text:p>
          </table:table-cell>
          <table:table-cell table:formula="of:=COM.MICROSOFT.CONCAT(&quot;./add-license.sh '&quot;;[.A82];&quot; (&quot;;[.D82];&quot;)' &quot;;[.E82])" office:value-type="string" office:string-value="./add-license.sh 'Maribomba (Polistes versicolor)' maribomba.jpg" calcext:value-type="string">
            <text:p>./add-license.sh 'Maribomba (Polistes versicolor)' maribomba.jpg</text:p>
          </table:table-cell>
        </table:table-row>
        <table:table-row table:style-name="ro1">
          <table:table-cell office:value-type="string" calcext:value-type="string">
            <text:p>Abeha</text:p>
          </table:table-cell>
          <table:table-cell office:value-type="string" calcext:value-type="string">
            <text:p>Bij</text:p>
          </table:table-cell>
          <table:table-cell office:value-type="string" calcext:value-type="string">
            <text:p>Honey bee</text:p>
          </table:table-cell>
          <table:table-cell office:value-type="string" calcext:value-type="string">
            <text:p>Apis mellifera</text:p>
          </table:table-cell>
          <table:table-cell office:value-type="string" calcext:value-type="string">
            <text:p>abeha.jpg</text:p>
          </table:table-cell>
          <table:table-cell table:formula="of:=COM.MICROSOFT.CONCAT(&quot;./add-license.sh '&quot;;[.A83];&quot; (&quot;;[.D83];&quot;)' &quot;;[.E83])" office:value-type="string" office:string-value="./add-license.sh 'Abeha (Apis mellifera)' abeha.jpg" calcext:value-type="string">
            <text:p>./add-license.sh 'Abeha (Apis mellifera)' abeha.jpg</text:p>
          </table:table-cell>
        </table:table-row>
        <table:table-row table:style-name="ro1">
          <table:table-cell office:value-type="string" calcext:value-type="string">
            <text:p>Pegapega, Totèki pegapega</text:p>
          </table:table-cell>
          <table:table-cell office:value-type="string" calcext:value-type="string">
            <text:p>Gekko</text:p>
          </table:table-cell>
          <table:table-cell office:value-type="string" calcext:value-type="string">
            <text:p>Cosmopolitan House Gecko</text:p>
          </table:table-cell>
          <table:table-cell office:value-type="string" calcext:value-type="string">
            <text:p>Hemidactylus mabouia</text:p>
          </table:table-cell>
          <table:table-cell office:value-type="string" calcext:value-type="string">
            <text:p>pegapega_òf_totèki_pegapega.jpg</text:p>
          </table:table-cell>
          <table:table-cell table:formula="of:=COM.MICROSOFT.CONCAT(&quot;./add-license.sh '&quot;;[.A84];&quot; (&quot;;[.D84];&quot;)' &quot;;[.E84])" office:value-type="string" office:string-value="./add-license.sh 'Pegapega, Totèki pegapega (Hemidactylus mabouia)' pegapega_òf_totèki_pegapega.jpg" calcext:value-type="string">
            <text:p>./add-license.sh 'Pegapega, Totèki pegapega (Hemidactylus mabouia)' pegapega_òf_totèki_pegapega.jpg</text:p>
          </table:table-cell>
        </table:table-row>
        <table:table-row table:style-name="ro1">
          <table:table-cell office:value-type="string" calcext:value-type="string">
            <text:p>Pegapega grandi</text:p>
          </table:table-cell>
          <table:table-cell office:value-type="string" calcext:value-type="string">
            <text:p>Grote gekko</text:p>
          </table:table-cell>
          <table:table-cell office:value-type="string" calcext:value-type="string">
            <text:p>Smooth Gecko</text:p>
          </table:table-cell>
          <table:table-cell office:value-type="string" calcext:value-type="string">
            <text:p>Thecadactylus rapicaudus</text:p>
          </table:table-cell>
          <table:table-cell office:value-type="string" calcext:value-type="string">
            <text:p>pegapega_grandi.jpg</text:p>
          </table:table-cell>
          <table:table-cell table:formula="of:=COM.MICROSOFT.CONCAT(&quot;./add-license.sh '&quot;;[.A85];&quot; (&quot;;[.D85];&quot;)' &quot;;[.E85])" office:value-type="string" office:string-value="./add-license.sh 'Pegapega grandi (Thecadactylus rapicaudus)' pegapega_grandi.jpg" calcext:value-type="string">
            <text:p>./add-license.sh 'Pegapega grandi (Thecadactylus rapicaudus)' pegapega_grandi.jpg</text:p>
          </table:table-cell>
        </table:table-row>
        <table:table-row table:style-name="ro1">
          <table:table-cell office:value-type="string" calcext:value-type="string">
            <text:p>Kolebra <text:s/></text:p>
          </table:table-cell>
          <table:table-cell office:value-type="string" calcext:value-type="string">
            <text:p>Zweepslang</text:p>
          </table:table-cell>
          <table:table-cell office:value-type="string" calcext:value-type="string">
            <text:p>Whipsnake</text:p>
          </table:table-cell>
          <table:table-cell office:value-type="string" calcext:value-type="string">
            <text:p>Liophis triscalis</text:p>
          </table:table-cell>
          <table:table-cell office:value-type="string" calcext:value-type="string">
            <text:p>kolebra.jpg</text:p>
          </table:table-cell>
          <table:table-cell table:formula="of:=COM.MICROSOFT.CONCAT(&quot;./add-license.sh '&quot;;[.A86];&quot; (&quot;;[.D86];&quot;)' &quot;;[.E86])" office:value-type="string" office:string-value="./add-license.sh 'Kolebra   (Liophis triscalis)' kolebra.jpg" calcext:value-type="string">
            <text:p>./add-license.sh 'Kolebra <text:s text:c="2"/>(Liophis triscalis)' kolebra.jpg</text:p>
          </table:table-cell>
        </table:table-row>
        <table:table-row table:style-name="ro1">
          <table:table-cell office:value-type="string" calcext:value-type="string">
            <text:p>Kokí</text:p>
          </table:table-cell>
          <table:table-cell office:value-type="string" calcext:value-type="string">
            <text:p>Fluitkikker</text:p>
          </table:table-cell>
          <table:table-cell office:value-type="string" calcext:value-type="string">
            <text:p>Tree Frog</text:p>
          </table:table-cell>
          <table:table-cell office:value-type="string" calcext:value-type="string">
            <text:p>Eleutherodactylus johnstonei</text:p>
          </table:table-cell>
          <table:table-cell office:value-type="string" calcext:value-type="string">
            <text:p>kokí.jpg</text:p>
          </table:table-cell>
          <table:table-cell table:formula="of:=COM.MICROSOFT.CONCAT(&quot;./add-license.sh '&quot;;[.A87];&quot; (&quot;;[.D87];&quot;)' &quot;;[.E87])" office:value-type="string" office:string-value="./add-license.sh 'Kokí (Eleutherodactylus johnstonei)' kokí.jpg" calcext:value-type="string">
            <text:p>./add-license.sh 'Kokí (Eleutherodactylus johnstonei)' kokí.jpg</text:p>
          </table:table-cell>
        </table:table-row>
        <table:table-row table:style-name="ro1">
          <table:table-cell office:value-type="string" calcext:value-type="string">
            <text:p>Konènchi</text:p>
          </table:table-cell>
          <table:table-cell office:value-type="string" calcext:value-type="string">
            <text:p>Konijntje</text:p>
          </table:table-cell>
          <table:table-cell office:value-type="string" calcext:value-type="string">
            <text:p>Cottontail</text:p>
          </table:table-cell>
          <table:table-cell office:value-type="string" calcext:value-type="string">
            <text:p>Sylvilagus floridanus nigronuchalis</text:p>
          </table:table-cell>
          <table:table-cell office:value-type="string" calcext:value-type="string">
            <text:p>konènchi.jpg</text:p>
          </table:table-cell>
          <table:table-cell table:formula="of:=COM.MICROSOFT.CONCAT(&quot;./add-license.sh '&quot;;[.A88];&quot; (&quot;;[.D88];&quot;)' &quot;;[.E88])" office:value-type="string" office:string-value="./add-license.sh 'Konènchi (Sylvilagus floridanus nigronuchalis)' konènchi.jpg" calcext:value-type="string">
            <text:p>./add-license.sh 'Konènchi (Sylvilagus floridanus nigronuchalis)' konènchi.jpg</text:p>
          </table:table-cell>
        </table:table-row>
        <table:table-row table:style-name="ro1">
          <table:table-cell office:value-type="string" calcext:value-type="string">
            <text:p>Raton di anochi</text:p>
          </table:table-cell>
          <table:table-cell office:value-type="string" calcext:value-type="string">
            <text:p>Vleermui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raton_di_anochi.jpg</text:p>
          </table:table-cell>
          <table:table-cell table:formula="of:=COM.MICROSOFT.CONCAT(&quot;./add-license.sh '&quot;;[.A89];&quot; (&quot;;[.D89];&quot;)' &quot;;[.E89])" office:value-type="string" office:string-value="./add-license.sh 'Raton di anochi (Chiroptera)' raton_di_anochi.jpg" calcext:value-type="string">
            <text:p>./add-license.sh 'Raton di anochi (Chiroptera)' raton_di_anochi.jpg</text:p>
          </table:table-cell>
        </table:table-row>
        <table:table-row table:style-name="ro1">
          <table:table-cell office:value-type="string" calcext:value-type="string">
            <text:p>Komehein</text:p>
          </table:table-cell>
          <table:table-cell office:value-type="string" calcext:value-type="string">
            <text:p>Termieten</text:p>
          </table:table-cell>
          <table:table-cell office:value-type="string" calcext:value-type="string">
            <text:p>Termites</text:p>
          </table:table-cell>
          <table:table-cell office:value-type="string" calcext:value-type="string">
            <text:p>Nasutitermes costalis</text:p>
          </table:table-cell>
          <table:table-cell office:value-type="string" calcext:value-type="string">
            <text:p>komehein.jpg</text:p>
          </table:table-cell>
          <table:table-cell table:formula="of:=COM.MICROSOFT.CONCAT(&quot;./add-license.sh '&quot;;[.A90];&quot; (&quot;;[.D90];&quot;)' &quot;;[.E90])" office:value-type="string" office:string-value="./add-license.sh 'Komehein (Nasutitermes costalis)' komehein.jpg" calcext:value-type="string">
            <text:p>./add-license.sh 'Komehein (Nasutitermes costalis)' komehein.jpg</text:p>
          </table:table-cell>
        </table:table-row>
        <table:table-row table:style-name="ro1">
          <table:table-cell office:value-type="string" calcext:value-type="string">
            <text:p>Skarpion hel</text:p>
          </table:table-cell>
          <table:table-cell office:value-type="string" calcext:value-type="string">
            <text:p>Gele schorpioen</text:p>
          </table:table-cell>
          <table:table-cell office:value-type="string" calcext:value-type="string">
            <text:p>Yellow Scorpion</text:p>
          </table:table-cell>
          <table:table-cell office:value-type="string" calcext:value-type="string">
            <text:p>Centruroides hasethi</text:p>
          </table:table-cell>
          <table:table-cell office:value-type="string" calcext:value-type="string">
            <text:p>skarpion_hel.jpg</text:p>
          </table:table-cell>
          <table:table-cell table:formula="of:=COM.MICROSOFT.CONCAT(&quot;./add-license.sh '&quot;;[.A91];&quot; (&quot;;[.D91];&quot;)' &quot;;[.E91])" office:value-type="string" office:string-value="./add-license.sh 'Skarpion hel (Centruroides hasethi)' skarpion_hel.jpg" calcext:value-type="string">
            <text:p>./add-license.sh 'Skarpion hel (Centruroides hasethi)' skarpion_hel.jpg</text:p>
          </table:table-cell>
        </table:table-row>
        <table:table-row table:style-name="ro1">
          <table:table-cell office:value-type="string" calcext:value-type="string">
            <text:p>Araña</text:p>
          </table:table-cell>
          <table:table-cell office:value-type="string" calcext:value-type="string">
            <text:p>Stekelspin</text:p>
          </table:table-cell>
          <table:table-cell office:value-type="string" calcext:value-type="string">
            <text:p>Spiny Orb Weaver</text:p>
          </table:table-cell>
          <table:table-cell office:value-type="string" calcext:value-type="string">
            <text:p>Gasteracantha</text:p>
          </table:table-cell>
          <table:table-cell office:value-type="string" calcext:value-type="string">
            <text:p>araña.jpg</text:p>
          </table:table-cell>
          <table:table-cell table:formula="of:=COM.MICROSOFT.CONCAT(&quot;./add-license.sh '&quot;;[.A92];&quot; (&quot;;[.D92];&quot;)' &quot;;[.E92])" office:value-type="string" office:string-value="./add-license.sh 'Araña (Gasteracantha)' araña.jpg" calcext:value-type="string">
            <text:p>./add-license.sh 'Araña (Gasteracantha)' araña.jpg</text:p>
          </table:table-cell>
        </table:table-row>
        <table:table-row table:style-name="ro1">
          <table:table-cell office:value-type="string" calcext:value-type="string">
            <text:p>Barbulètè oraño komun</text:p>
          </table:table-cell>
          <table:table-cell office:value-type="string" calcext:value-type="string">
            <text:p>Oranje parelmoervlinder</text:p>
          </table:table-cell>
          <table:table-cell office:value-type="string" calcext:value-type="string">
            <text:p>Gulf Fritillary</text:p>
          </table:table-cell>
          <table:table-cell office:value-type="string" calcext:value-type="string">
            <text:p>Agraulis vanillae</text:p>
          </table:table-cell>
          <table:table-cell office:value-type="string" calcext:value-type="string">
            <text:p>barbulètè_oraño_komun.jpg</text:p>
          </table:table-cell>
          <table:table-cell table:formula="of:=COM.MICROSOFT.CONCAT(&quot;./add-license.sh '&quot;;[.A93];&quot; (&quot;;[.D93];&quot;)' &quot;;[.E93])" office:value-type="string" office:string-value="./add-license.sh 'Barbulètè oraño komun (Agraulis vanillae)' barbulètè_oraño_komun.jpg" calcext:value-type="string">
            <text:p>./add-license.sh 'Barbulètè oraño komun (Agraulis vanillae)' barbulètè_oraño_komun.jpg</text:p>
          </table:table-cell>
        </table:table-row>
        <table:table-row table:style-name="ro1">
          <table:table-cell office:value-type="string" calcext:value-type="string">
            <text:p><text:span text:style-name="T6">Barbulètè shinishi di mondi</text:span></text:p>
          </table:table-cell>
          <table:table-cell/>
          <table:table-cell office:value-type="string" calcext:value-type="string">
            <text:p>Cracker</text:p>
          </table:table-cell>
          <table:table-cell office:value-type="string" calcext:value-type="string">
            <text:p>Hamadryas feronia</text:p>
          </table:table-cell>
          <table:table-cell office:value-type="string" calcext:value-type="string">
            <text:p><text:span text:style-name="T6">barbulètè_shinishi_di_mondi.jpg</text:span></text:p>
          </table:table-cell>
          <table:table-cell table:formula="of:=COM.MICROSOFT.CONCAT(&quot;./add-license.sh '&quot;;[.A94];&quot; (&quot;;[.D94];&quot;)' &quot;;[.E94])" office:value-type="string" office:string-value="./add-license.sh 'Barbulètè shinishi di mondi (Hamadryas feronia)' barbulètè_shinishi_di_mondi.jpg" calcext:value-type="string">
            <text:p>./add-license.sh 'Barbulètè shinishi di mondi (Hamadryas feronia)' barbulètè_shinishi_di_mondi.jpg</text:p>
          </table:table-cell>
        </table:table-row>
        <table:table-row table:style-name="ro1">
          <table:table-cell office:value-type="string" calcext:value-type="string">
            <text:p>Barbulètè pòwis blanku</text:p>
          </table:table-cell>
          <table:table-cell/>
          <table:table-cell office:value-type="string" calcext:value-type="string">
            <text:p>White Peacock</text:p>
          </table:table-cell>
          <table:table-cell office:value-type="string" calcext:value-type="string">
            <text:p>Anartia jatrophae</text:p>
          </table:table-cell>
          <table:table-cell office:value-type="string" calcext:value-type="string">
            <text:p>barbulètè_pòwis_blanku.jpg</text:p>
          </table:table-cell>
          <table:table-cell table:formula="of:=COM.MICROSOFT.CONCAT(&quot;./add-license.sh '&quot;;[.A95];&quot; (&quot;;[.D95];&quot;)' &quot;;[.E95])" office:value-type="string" office:string-value="./add-license.sh 'Barbulètè pòwis blanku (Anartia jatrophae)' barbulètè_pòwis_blanku.jpg" calcext:value-type="string">
            <text:p>./add-license.sh 'Barbulètè pòwis blanku (Anartia jatrophae)' barbulètè_pòwis_blanku.jpg</text:p>
          </table:table-cell>
        </table:table-row>
        <table:table-row table:style-name="ro1">
          <table:table-cell office:value-type="string" calcext:value-type="string">
            <text:p><text:span text:style-name="T6">Barbulètè dama pintá</text:span></text:p>
          </table:table-cell>
          <table:table-cell/>
          <table:table-cell office:value-type="string" calcext:value-type="string">
            <text:p>Painted Lady</text:p>
          </table:table-cell>
          <table:table-cell office:value-type="string" calcext:value-type="string">
            <text:p>Vanessa cardui</text:p>
          </table:table-cell>
          <table:table-cell office:value-type="string" calcext:value-type="string">
            <text:p><text:span text:style-name="T6">barbulètè_dama_pintá.jpg</text:span></text:p>
          </table:table-cell>
          <table:table-cell table:formula="of:=COM.MICROSOFT.CONCAT(&quot;./add-license.sh '&quot;;[.A96];&quot; (&quot;;[.D96];&quot;)' &quot;;[.E96])" office:value-type="string" office:string-value="./add-license.sh 'Barbulètè dama pintá (Vanessa cardui)' barbulètè_dama_pintá.jpg" calcext:value-type="string">
            <text:p>./add-license.sh 'Barbulètè dama pintá (Vanessa cardui)' barbulètè_dama_pintá.jpg</text:p>
          </table:table-cell>
        </table:table-row>
        <table:table-row table:style-name="ro1">
          <table:table-cell office:value-type="string" calcext:value-type="string">
            <text:p><text:span text:style-name="T6">Barbulètè blou I blanku</text:span></text:p>
          </table:table-cell>
          <table:table-cell/>
          <table:table-cell office:value-type="string" calcext:value-type="string">
            <text:p>Tropical Striped Blue</text:p>
          </table:table-cell>
          <table:table-cell office:value-type="string" calcext:value-type="string">
            <text:p>Leptotes cassius</text:p>
          </table:table-cell>
          <table:table-cell office:value-type="string" calcext:value-type="string">
            <text:p><text:span text:style-name="T6">barbulètè_blou_i_blanku.jpg</text:span></text:p>
          </table:table-cell>
          <table:table-cell table:formula="of:=COM.MICROSOFT.CONCAT(&quot;./add-license.sh '&quot;;[.A97];&quot; (&quot;;[.D97];&quot;)' &quot;;[.E97])" office:value-type="string" office:string-value="./add-license.sh 'Barbulètè blou I blanku (Leptotes cassius)' barbulètè_blou_i_blanku.jpg" calcext:value-type="string">
            <text:p>./add-license.sh 'Barbulètè blou I blanku (Leptotes cassius)' barbulètè_blou_i_blanku.jpg</text:p>
          </table:table-cell>
        </table:table-row>
        <table:table-row table:style-name="ro1">
          <table:table-cell office:value-type="string" calcext:value-type="string">
            <text:p><text:span text:style-name="T6">Barbulètè blou komun</text:span></text:p>
          </table:table-cell>
          <table:table-cell/>
          <table:table-cell office:value-type="string" calcext:value-type="string">
            <text:p>Hanno Blue</text:p>
          </table:table-cell>
          <table:table-cell office:value-type="string" calcext:value-type="string">
            <text:p>Hemiargus hanno</text:p>
          </table:table-cell>
          <table:table-cell office:value-type="string" calcext:value-type="string">
            <text:p><text:span text:style-name="T6">barbulètè_blou_komun.jpg</text:span></text:p>
          </table:table-cell>
          <table:table-cell table:formula="of:=COM.MICROSOFT.CONCAT(&quot;./add-license.sh '&quot;;[.A98];&quot; (&quot;;[.D98];&quot;)' &quot;;[.E98])" office:value-type="string" office:string-value="./add-license.sh 'Barbulètè blou komun (Hemiargus hanno)' barbulètè_blou_komun.jpg" calcext:value-type="string">
            <text:p>./add-license.sh 'Barbulètè blou komun (Hemiargus hanno)' barbulètè_blou_komun.jpg</text:p>
          </table:table-cell>
        </table:table-row>
        <table:table-row table:style-name="ro1">
          <table:table-cell office:value-type="string" calcext:value-type="string">
            <text:p><text:span text:style-name="T6">Barbulètè hel di wayaca</text:span></text:p>
          </table:table-cell>
          <table:table-cell/>
          <table:table-cell office:value-type="string" calcext:value-type="string">
            <text:p>Guayacan Sulphur</text:p>
          </table:table-cell>
          <table:table-cell office:value-type="string" calcext:value-type="string">
            <text:p>Kricogenia lyside</text:p>
          </table:table-cell>
          <table:table-cell office:value-type="string" calcext:value-type="string">
            <text:p><text:span text:style-name="T6">barbulètè_hel_di_wayaca.jpg</text:span></text:p>
          </table:table-cell>
          <table:table-cell table:formula="of:=COM.MICROSOFT.CONCAT(&quot;./add-license.sh '&quot;;[.A99];&quot; (&quot;;[.D99];&quot;)' &quot;;[.E99])" office:value-type="string" office:string-value="./add-license.sh 'Barbulètè hel di wayaca (Kricogenia lyside)' barbulètè_hel_di_wayaca.jpg" calcext:value-type="string">
            <text:p>./add-license.sh 'Barbulètè hel di wayaca (Kricogenia lyside)' barbulètè_hel_di_wayaca.jpg</text:p>
          </table:table-cell>
        </table:table-row>
        <table:table-row table:style-name="ro1">
          <table:table-cell office:value-type="string" calcext:value-type="string">
            <text:p><text:span text:style-name="T6">Barbulètè kabes diki vlandam</text:span></text:p>
          </table:table-cell>
          <table:table-cell/>
          <table:table-cell office:value-type="string" calcext:value-type="string">
            <text:p>Fiery Skipper</text:p>
          </table:table-cell>
          <table:table-cell office:value-type="string" calcext:value-type="string">
            <text:p>Hylephila phyleus</text:p>
          </table:table-cell>
          <table:table-cell office:value-type="string" calcext:value-type="string">
            <text:p><text:span text:style-name="T6">barbulètè_kabes_diki_vlandam.jpg</text:span></text:p>
          </table:table-cell>
          <table:table-cell table:formula="of:=COM.MICROSOFT.CONCAT(&quot;./add-license.sh '&quot;;[.A100];&quot; (&quot;;[.D100];&quot;)' &quot;;[.E100])" office:value-type="string" office:string-value="./add-license.sh 'Barbulètè kabes diki vlandam (Hylephila phyleus)' barbulètè_kabes_diki_vlandam.jpg" calcext:value-type="string">
            <text:p>./add-license.sh 'Barbulètè kabes diki vlandam (Hylephila phyleus)' barbulètè_kabes_diki_vlandam.jpg</text:p>
          </table:table-cell>
        </table:table-row>
        <table:table-row table:style-name="ro1">
          <table:table-cell office:value-type="string" calcext:value-type="string">
            <text:p><text:span text:style-name="T6">Barbulètè di anochi bula-bula pretu</text:span></text:p>
          </table:table-cell>
          <table:table-cell/>
          <table:table-cell office:value-type="string" calcext:value-type="string">
            <text:p>White-tipped Black</text:p>
          </table:table-cell>
          <table:table-cell office:value-type="string" calcext:value-type="string">
            <text:p>Melanchroia chepise</text:p>
          </table:table-cell>
          <table:table-cell office:value-type="string" calcext:value-type="string">
            <text:p><text:span text:style-name="T6">barbulètè_di_anochi_bula-bula_pretu.jpg</text:span></text:p>
          </table:table-cell>
          <table:table-cell table:formula="of:=COM.MICROSOFT.CONCAT(&quot;./add-license.sh '&quot;;[.A101];&quot; (&quot;;[.D101];&quot;)' &quot;;[.E101])" office:value-type="string" office:string-value="./add-license.sh 'Barbulètè di anochi bula-bula pretu (Melanchroia chepise)' barbulètè_di_anochi_bula-bula_pretu.jpg" calcext:value-type="string">
            <text:p>./add-license.sh 'Barbulètè di anochi bula-bula pretu (Melanchroia chepise)' barbulètè_di_anochi_bula-bula_pretu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-00-0000</text:date>, <text:time style:data-style-name="N2" text:time-value="06:41:53.580566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11:40:01.812727931</meta:creation-date>
    <dc:date>2020-08-14T12:19:28.162553511</dc:date>
    <meta:editing-duration>PT1H29M47S</meta:editing-duration>
    <meta:editing-cycles>2</meta:editing-cycles>
    <meta:generator>LibreOffice/6.0.7.3$Linux_X86_64 LibreOffice_project/00m0$Build-3</meta:generator>
    <meta:document-statistic meta:table-count="1" meta:cell-count="597" meta:object-count="0"/>
  </office:meta>
</office:document-meta>
</file>